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itre_5f_Exercices_5f_avec_5f_Titre" style:list-style-name="_5f_Numérotation_20_des_20_exercices" style:master-page-name="_37__5f_1_5f_SERIE_5f_G_5f_GAUCHE_5f_ET_5f_DROITE_5f_2COL">
      <style:paragraph-properties style:page-number="auto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/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Titre_5f_Exercices_5f_sans_5f_Titre" style:list-style-name="_5f_Numérotation_20_des_20_exercices"/>
    <style:style style:name="P1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text-align="cente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="none" draw:fill-color="#ffffff"/>
      <style:paragraph-properties style:writing-mode="lr-tb"/>
    </style:style>
    <style:style style:name="P12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solid" draw:fill-color="#add9e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solid" draw:fill-color="#daa77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solid" draw:fill-color="#de9ad5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1" style:family="paragraph">
      <style:paragraph-properties fo:margin-left="0cm" fo:margin-right="0cm" fo:margin-top="0cm" fo:margin-bottom="0cm" fo:line-height="100%" fo:text-indent="0cm" style:writing-mode="lr-tb"/>
    </style:style>
    <style:style style:name="P13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color="#e8c32a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4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5" style:family="paragraph">
      <style:paragraph-properties fo:margin-left="0cm" fo:margin-right="0cm" fo:margin-top="0cm" fo:margin-bottom="0cm" fo:line-height="100%" fo:text-indent="0cm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8" style:family="paragraph">
      <loext:graphic-properties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0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1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/>
    </style:style>
    <style:style style:name="P1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color="#000000" loext:opacity="100%" style:font-name="Bitstream Vera Sans" fo:font-size="10pt" fo:language="fr" fo:country="FR" officeooo:rsid="02b7c91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/>
    <style:style style:name="T18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6" style:family="text">
      <style:text-properties fo:color="#e8c32a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7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color="#00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/>
    </style:style>
    <style:style style:name="T190" style:family="text">
      <style:text-properties fo:color="#000000" loext:opacity="100%" style:text-outline="false" style:text-line-through-style="none" style:text-line-through-type="none" style:text-position="-1% 58%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51cm" svg:stroke-color="#706e0c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/>
    </style:style>
    <style:style style:name="gr20" style:family="graphic">
      <style:graphic-properties svg:stroke-width="0.051cm" svg:stroke-color="#706e0c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3465a4" draw:textarea-horizontal-align="justify" draw:textarea-vertical-align="middle" draw:auto-grow-height="false" fo:min-height="0.859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51cm" svg:stroke-color="#ff0000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51cm" svg:stroke-color="#ff0000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dash" draw:stroke-dash="Dashed_20__28_var_29__20_5918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Dashed_20__28_var_29__20_5919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dash" draw:stroke-dash="Dashed_20__28_var_29__20_592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dash" draw:stroke-dash="Dashed_20__28_var_29__20_5921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style:run-through="foreground"/>
    </style:style>
    <style:style style:name="gr35" style:family="graphic">
      <style:graphic-properties draw:stroke="solid" draw:stroke-dash="Dashed_20__28_var_29__20_10334" svg:stroke-width="0.018cm" svg:stroke-color="#000000" svg:stroke-opacity="100%" draw:stroke-linejoin="round" svg:stroke-linecap="butt" draw:textarea-horizontal-align="center" draw:textarea-vertical-align="middle" fo:padding-top="0.009cm" fo:padding-bottom="0.009cm" fo:padding-left="0.009cm" fo:padding-right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ed_20__28_var_29__20_71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1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1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1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1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1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1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2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21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22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2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2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2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2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2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2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2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731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732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3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3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3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3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73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73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73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74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41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42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743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744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745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746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747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748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749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750" svg:stroke-width="0.019cm" svg:stroke-color="#b3b3b3" draw:marker-start="" draw:marker-start-width="0.032cm" draw:marker-start-center="false" draw:marker-end="" draw:marker-end-width="0.0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751" svg:stroke-width="0.06cm" svg:stroke-color="#1ca2b8" draw:marker-start="" draw:marker-start-width="0.093cm" draw:marker-start-center="false" draw:marker-end="" draw:marker-end-width="0.093cm" draw:marker-end-center="false" draw:fill="solid" draw:fill-color="#add9e0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752" svg:stroke-width="0.06cm" svg:stroke-color="#d3802c" draw:marker-start="" draw:marker-start-width="0.093cm" draw:marker-start-center="false" draw:marker-end="" draw:marker-end-width="0.093cm" draw:marker-end-center="false" draw:fill="solid" draw:fill-color="#daa772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753" svg:stroke-width="0.06cm" svg:stroke-color="#9d0f89" draw:marker-start="" draw:marker-start-width="0.093cm" draw:marker-start-center="false" draw:marker-end="" draw:marker-end-width="0.093cm" draw:marker-end-center="false" draw:fill="solid" draw:fill-color="#de9ad5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8" style:family="graphic">
      <style:graphic-properties draw:stroke="none" draw:stroke-dash="Dashed_20__28_var_29__20_754" svg:stroke-width="0.06cm" svg:stroke-color="#ff660d" draw:marker-start="" draw:marker-start-width="0.093cm" draw:marker-start-center="false" draw:marker-end="" draw:marker-end-width="0.093cm" draw:marker-end-center="false" draw:fill="solid" draw:fill-color="#daa772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9" style:family="graphic">
      <style:graphic-properties draw:stroke="none" draw:stroke-dash="Dashed_20__28_var_29__20_755" svg:stroke-width="0.06cm" svg:stroke-color="#bf33ff" draw:marker-start="" draw:marker-start-width="0.093cm" draw:marker-start-center="false" draw:marker-end="" draw:marker-end-width="0.093cm" draw:marker-end-center="false" draw:fill="solid" draw:fill-color="#de9ad5" draw:fill-image-width="0cm" draw:fill-image-height="0cm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80" style:family="graphic">
      <style:graphic-properties draw:stroke="none" draw:stroke-dash="Dashed_20__28_var_29__20_756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draw:stroke-dash="Dashed_20__28_var_29__20_757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draw:stroke-dash="Dashed_20__28_var_29__20_758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3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draw:stroke-dash="Dashed_20__28_var_29__20_759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draw:stroke-dash="Dashed_20__28_var_29__20_760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draw:auto-grow-width="true" fo:min-height="0.459cm" fo:min-width="0.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draw:stroke-dash="Dashed_20__28_var_29__20_761" svg:stroke-width="0.019cm" svg:stroke-color="#b3b3b3" draw:marker-start="" draw:marker-start-width="0.032cm" draw:marker-start-center="false" draw:marker-end="" draw:marker-end-width="0.032cm" draw:marker-end-center="false" draw:fill="solid" draw:fill-color="#ffffff" draw:fill-image-width="0cm" draw:fill-image-height="0cm" fo:min-height="0.4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solid" svg:stroke-width="0.06cm" svg:stroke-color="#d7e12c" draw:marker-start="" draw:marker-start-width="0.295cm" draw:marker-start-center="false" draw:marker-end="" draw:marker-end-width="0.295cm" draw:marker-end-center="false" draw:fill="solid" draw:fill-color="#ecf191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8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solid" draw:stroke-dash="Dashed_20__28_var_29__20_803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804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804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draw:stroke-dash="Dashed_20__28_var_29__20_8035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31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draw:stroke-dash="Dashed_20__28_var_29__20_8036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26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draw:stroke-dash="Dashed_20__28_var_29__20_8037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false" fo:min-height="0.494cm" fo:min-width="0.2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draw:stroke-dash="Dashed_20__28_var_29__20_8038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2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draw:stroke-dash="Dashed_20__28_var_29__20_8039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2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draw:stroke-dash="Dashed_20__28_var_29__20_8040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fo:min-height="0.494cm" fo:min-width="0.4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solid" draw:stroke-dash="Dashed_20__28_var_29__20_8041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draw:auto-grow-width="true" fo:min-height="0.834cm" fo:min-width="1.3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890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891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891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891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891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891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891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891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891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891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891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892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892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892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892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892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892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892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892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892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892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893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893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893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893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893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893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ed_20__28_var_29__20_893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ed_20__28_var_29__20_893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893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draw:stroke-dash="Dashed_20__28_var_29__20_893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solid" draw:stroke-dash="Dashed_20__28_var_29__20_894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solid" draw:stroke-dash="Dashed_20__28_var_29__20_894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ed_20__28_var_29__20_894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ed_20__28_var_29__20_894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Dashed_20__28_var_29__20_894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ed_20__28_var_29__20_894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894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894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894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894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895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895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895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895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895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895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895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895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895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895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896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896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solid" draw:stroke-dash="Dashed_20__28_var_29__20_896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solid" draw:stroke-dash="Dashed_20__28_var_29__20_896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896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896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896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896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draw:stroke-dash="Dashed_20__28_var_29__20_896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solid" draw:stroke-dash="Dashed_20__28_var_29__20_896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897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897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897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897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897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draw:stroke-dash="Dashed_20__28_var_29__20_897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897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draw:stroke-dash="Dashed_20__28_var_29__20_897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solid" draw:stroke-dash="Dashed_20__28_var_29__20_897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897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draw:stroke-dash="Dashed_20__28_var_29__20_898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898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898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898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898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898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draw:stroke-dash="Dashed_20__28_var_29__20_898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898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898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898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899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899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899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899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899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899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899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899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899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899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900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900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900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900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900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900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900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900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900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900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901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solid" draw:stroke-dash="Dashed_20__28_var_29__20_901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solid" draw:stroke-dash="Dashed_20__28_var_29__20_901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solid" draw:stroke-dash="Dashed_20__28_var_29__20_901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solid" draw:stroke-dash="Dashed_20__28_var_29__20_901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Dashed_20__28_var_29__20_901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6" style:family="graphic">
      <style:graphic-properties draw:stroke="solid" draw:stroke-dash="Dashed_20__28_var_29__20_901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7" style:family="graphic">
      <style:graphic-properties draw:stroke="solid" draw:stroke-dash="Dashed_20__28_var_29__20_901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solid" draw:stroke-dash="Dashed_20__28_var_29__20_901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solid" draw:stroke-dash="Dashed_20__28_var_29__20_901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draw:stroke="solid" draw:stroke-dash="Dashed_20__28_var_29__20_902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902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solid" draw:stroke-dash="Dashed_20__28_var_29__20_902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3" style:family="graphic">
      <style:graphic-properties draw:stroke="solid" draw:stroke-dash="Dashed_20__28_var_29__20_902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solid" draw:stroke-dash="Dashed_20__28_var_29__20_902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solid" draw:stroke-dash="Dashed_20__28_var_29__20_902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solid" draw:stroke-dash="Dashed_20__28_var_29__20_902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902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solid" draw:stroke-dash="Dashed_20__28_var_29__20_902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9" style:family="graphic">
      <style:graphic-properties draw:stroke="solid" draw:stroke-dash="Dashed_20__28_var_29__20_902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0" style:family="graphic">
      <style:graphic-properties draw:stroke="solid" draw:stroke-dash="Dashed_20__28_var_29__20_903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1" style:family="graphic">
      <style:graphic-properties draw:stroke="solid" draw:stroke-dash="Dashed_20__28_var_29__20_903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2" style:family="graphic">
      <style:graphic-properties draw:stroke="solid" draw:stroke-dash="Dashed_20__28_var_29__20_903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3" style:family="graphic">
      <style:graphic-properties draw:stroke="solid" draw:stroke-dash="Dashed_20__28_var_29__20_903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4" style:family="graphic">
      <style:graphic-properties draw:stroke="solid" draw:stroke-dash="Dashed_20__28_var_29__20_903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5" style:family="graphic">
      <style:graphic-properties draw:stroke="solid" draw:stroke-dash="Dashed_20__28_var_29__20_903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6" style:family="graphic">
      <style:graphic-properties draw:stroke="solid" draw:stroke-dash="Dashed_20__28_var_29__20_903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7" style:family="graphic">
      <style:graphic-properties draw:stroke="solid" draw:stroke-dash="Dashed_20__28_var_29__20_903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8" style:family="graphic">
      <style:graphic-properties draw:stroke="solid" draw:stroke-dash="Dashed_20__28_var_29__20_903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9" style:family="graphic">
      <style:graphic-properties draw:stroke="solid" draw:stroke-dash="Dashed_20__28_var_29__20_903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0" style:family="graphic">
      <style:graphic-properties draw:stroke="solid" draw:stroke-dash="Dashed_20__28_var_29__20_904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1" style:family="graphic">
      <style:graphic-properties draw:stroke="solid" draw:stroke-dash="Dashed_20__28_var_29__20_904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2" style:family="graphic">
      <style:graphic-properties draw:stroke="solid" draw:stroke-dash="Dashed_20__28_var_29__20_904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3" style:family="graphic">
      <style:graphic-properties draw:stroke="solid" draw:stroke-dash="Dashed_20__28_var_29__20_9043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4" style:family="graphic">
      <style:graphic-properties draw:stroke="solid" draw:stroke-dash="Dashed_20__28_var_29__20_9044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5" style:family="graphic">
      <style:graphic-properties draw:stroke="solid" draw:stroke-dash="Dashed_20__28_var_29__20_9045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6" style:family="graphic">
      <style:graphic-properties draw:stroke="solid" draw:stroke-dash="Dashed_20__28_var_29__20_9046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7" style:family="graphic">
      <style:graphic-properties draw:stroke="solid" draw:stroke-dash="Dashed_20__28_var_29__20_9047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8" style:family="graphic">
      <style:graphic-properties draw:stroke="solid" draw:stroke-dash="Dashed_20__28_var_29__20_9048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9" style:family="graphic">
      <style:graphic-properties draw:stroke="solid" draw:stroke-dash="Dashed_20__28_var_29__20_9049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0" style:family="graphic">
      <style:graphic-properties draw:stroke="solid" draw:stroke-dash="Dashed_20__28_var_29__20_9050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1" style:family="graphic">
      <style:graphic-properties draw:stroke="solid" draw:stroke-dash="Dashed_20__28_var_29__20_9051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2" style:family="graphic">
      <style:graphic-properties draw:stroke="solid" draw:stroke-dash="Dashed_20__28_var_29__20_9052" svg:stroke-width="0.019cm" svg:stroke-color="#b3b3b3" draw:marker-start="" draw:marker-start-width="0.332cm" draw:marker-start-center="false" draw:marker-end="" draw:marker-end-width="0.332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3" style:family="graphic">
      <style:graphic-properties draw:stroke="none" draw:stroke-dash="Dashed_20__28_var_29__20_9857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4" style:family="graphic">
      <style:graphic-properties draw:stroke="none" draw:stroke-dash="Dashed_20__28_var_29__20_9858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5" style:family="graphic">
      <style:graphic-properties draw:stroke="none" draw:stroke-dash="Dashed_20__28_var_29__20_9859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6" style:family="graphic">
      <style:graphic-properties draw:stroke="none" draw:stroke-dash="Dashed_20__28_var_29__20_9860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50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7" style:family="graphic">
      <style:graphic-properties draw:stroke="solid" draw:stroke-dash="Dashed_20__28_var_29__20_9861" svg:stroke-width="0.049cm" svg:stroke-color="#d3802c" draw:marker-start="" draw:marker-start-width="0.25cm" draw:marker-start-center="false" draw:marker-end="" draw:marker-end-width="0.25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8" style:family="graphic">
      <style:graphic-properties draw:stroke="none" draw:stroke-dash="Dashed_20__28_var_29__20_9862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988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9" style:family="graphic">
      <style:graphic-properties draw:stroke="none" draw:stroke-dash="Dashed_20__28_var_29__20_9863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0" style:family="graphic">
      <style:graphic-properties draw:stroke="none" draw:stroke-dash="Dashed_20__28_var_29__20_9864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1" style:family="graphic">
      <style:graphic-properties draw:stroke="none" draw:stroke-dash="Dashed_20__28_var_29__20_9865" svg:stroke-width="0.019cm" svg:stroke-color="#d3802c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2" style:family="graphic">
      <style:graphic-properties draw:stroke="solid" draw:stroke-dash="Dashed_20__28_var_29__20_9866" svg:stroke-width="0.049cm" svg:stroke-color="#d3802c" draw:marker-start="" draw:marker-start-width="0.249cm" draw:marker-start-center="false" draw:marker-end="" draw:marker-end-width="0.24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padding-top="0.023cm" fo:padding-bottom="0.023cm" fo:padding-left="0.023cm" fo:padding-right="0.02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3" style:family="graphic">
      <style:graphic-properties draw:stroke="none" draw:stroke-dash="Dashed_20__28_var_29__20_9867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4" style:family="graphic">
      <style:graphic-properties draw:stroke="none" draw:stroke-dash="Dashed_20__28_var_29__20_9868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6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5" style:family="graphic">
      <style:graphic-properties draw:stroke="none" draw:stroke-dash="Dashed_20__28_var_29__20_9869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6" style:family="graphic">
      <style:graphic-properties draw:stroke="none" draw:stroke-dash="Dashed_20__28_var_29__20_9870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94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7" style:family="graphic">
      <style:graphic-properties draw:stroke="solid" draw:stroke-dash="Dashed_20__28_var_29__20_9871" svg:stroke-width="0.049cm" svg:stroke-color="#d3802c" draw:marker-start="" draw:marker-start-width="0.249cm" draw:marker-start-center="false" draw:marker-end="" draw:marker-end-width="0.24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padding-top="0.023cm" fo:padding-bottom="0.023cm" fo:padding-left="0.023cm" fo:padding-right="0.02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8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9" style:family="graphic">
      <style:graphic-properties draw:stroke="dash" draw:stroke-dash="Dashed_20__28_var_29__20_5926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0" style:family="graphic">
      <style:graphic-properties draw:stroke="dash" draw:stroke-dash="Dashed_20__28_var_29__20_5927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1" style:family="graphic">
      <style:graphic-properties draw:stroke="dash" draw:stroke-dash="Dashed_20__28_var_29__20_5928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2" style:family="graphic">
      <style:graphic-properties draw:stroke="dash" draw:stroke-dash="Dashed_20__28_var_29__20_5934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3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4" style:family="graphic">
      <style:graphic-properties draw:stroke="dash" draw:stroke-dash="Dashed_20__28_var_29__20_5935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5" style:family="graphic">
      <style:graphic-properties draw:stroke="dash" draw:stroke-dash="Dashed_20__28_var_29__20_5936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6" style:family="graphic">
      <style:graphic-properties draw:stroke="dash" draw:stroke-dash="Dashed_20__28_var_29__20_5929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7" style:family="graphic">
      <style:graphic-properties draw:stroke="dash" draw:stroke-dash="Dashed_20__28_var_29__20_593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8" style:family="graphic">
      <style:graphic-properties draw:stroke="dash" draw:stroke-dash="Dashed_20__28_var_29__20_5931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9" style:family="graphic">
      <style:graphic-properties draw:stroke="dash" draw:stroke-dash="Dashed_20__28_var_29__20_5932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0" style:family="graphic">
      <style:graphic-properties draw:stroke="dash" draw:stroke-dash="Dashed_20__28_var_29__20_5933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1" style:family="graphic">
      <style:graphic-properties draw:stroke="dash" draw:stroke-dash="Dashed_20__28_var_29__20_591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2" style:family="graphic">
      <style:graphic-properties draw:stroke="dash" draw:stroke-dash="Dashed_20__28_var_29__20_5911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3" style:family="graphic">
      <style:graphic-properties draw:stroke="dash" draw:stroke-dash="Dashed_20__28_var_29__20_5912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4" style:family="graphic">
      <style:graphic-properties draw:stroke="dash" draw:stroke-dash="Dashed_20__28_var_29__20_5913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5" style:family="graphic">
      <style:graphic-properties draw:stroke="dash" draw:stroke-dash="Dashed_20__28_var_29__20_5906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6" style:family="graphic">
      <style:graphic-properties draw:stroke="dash" draw:stroke-dash="Dashed_20__28_var_29__20_5907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7" style:family="graphic">
      <style:graphic-properties draw:stroke="dash" draw:stroke-dash="Dashed_20__28_var_29__20_5908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8" style:family="graphic">
      <style:graphic-properties draw:stroke="dash" draw:stroke-dash="Dashed_20__28_var_29__20_5909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9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2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2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35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3cm" fo:min-width="0.2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width="true" fo:min-height="0.423cm" fo:min-width="0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8cm" fo:min-width="0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3" style:family="graphic">
      <style:graphic-properties draw:stroke="solid" svg:stroke-width="0.041cm" svg:stroke-color="#d3802c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94" style:family="graphic">
      <style:graphic-properties draw:stroke="solid" svg:stroke-width="0.041cm" svg:stroke-color="#1ca2b8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9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96" style:family="graphic">
      <style:graphic-properties draw:stroke="solid" svg:stroke-width="0.041cm" svg:stroke-color="#7fb241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97" style:family="graphic">
      <style:graphic-properties draw:stroke="solid" svg:stroke-width="0.041cm" svg:stroke-color="#9d0f89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98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5" draw:name="Forme1" draw:style-name="gr35" draw:text-style-name="P115" svg:x1="11.008cm" svg:y1="14.856cm" svg:x2="11.008cm" svg:y2="14.503cm">
        <text:p/>
      </draw:line>
      <draw:line text:anchor-type="page" text:anchor-page-number="1" draw:z-index="13" draw:name="Shape3_0" draw:style-name="gr87" draw:text-style-name="P115" svg:x1="17.044cm" svg:y1="1.434cm" svg:x2="21.995cm" svg:y2="1.408cm">
        <text:p/>
      </draw:line>
      <draw:frame text:anchor-type="page" text:anchor-page-number="1" draw:z-index="12" draw:name="Shape2_6" draw:style-name="gr88" draw:text-style-name="P119" svg:width="2.701cm" svg:height="0.715cm" draw:transform="rotate (0.0876155284501153) translate (1.13594444444444cm 1.38288888888889cm)">
        <draw:text-box>
          <text:p text:style-name="P115"><text:span text:style-name="T185">Série 1</text:span></text:p>
        </draw:text-box>
      </draw:frame>
      <draw:line text:anchor-type="page" text:anchor-page-number="1" draw:z-index="11" draw:name="Shape3_5" draw:style-name="gr87" draw:text-style-name="P115" svg:x1="21.988cm" svg:y1="1.961cm" svg:x2="26.366cm" svg:y2="1.966cm">
        <text:p/>
      </draw:line>
      <draw:path text:anchor-type="page" text:anchor-page-number="1" draw:z-index="1" draw:name="Shape1_6" draw:style-name="gr298" draw:text-style-name="P121" svg:width="4.329cm" svg:height="2.24cm" svg:x="0cm" svg:y="0.02cm" svg:viewBox="0 0 4330 2241" svg:d="M0 2241l3984-288c209-15 363-168 345-342l-170-1611h-4159z">
        <text:p/>
      </draw:path>
      <text:list xml:id="list218430814" text:style-name="_5f_Numérotation_20_des_20_exercices">
        <text:list-item>
          <text:h text:style-name="P102" text:outline-level="1"><text:span text:style-name="_5f_Caractères"><text:s/>Symétrique d’un point</text:span></text:h>
        </text:list-item>
      </text:list>
      <text:h text:style-name="_5f_Paragraphe" text:outline-level="1"><draw:g text:anchor-type="char" draw:z-index="2" draw:name="Shape25" draw:style-name="gr279"><draw:frame draw:style-name="gr280" draw:text-style-name="P142" svg:width="0.503cm" svg:height="0.424cm" svg:x="5.039cm" svg:y="0.004cm"><draw:text-box><text:p text:style-name="P135"><text:span text:style-name="T189">(d)</text:span></text:p></draw:text-box></draw:frame><draw:frame draw:style-name="gr281" draw:text-style-name="P142" svg:width="0.269cm" svg:height="0.424cm" svg:x="7.579cm" svg:y="0.526cm"><draw:text-box><text:p text:style-name="P135"><text:span text:style-name="T189">H</text:span></text:p></draw:text-box></draw:frame><draw:frame draw:style-name="gr282" draw:text-style-name="P142" svg:width="0.636cm" svg:height="0.424cm" draw:transform="rotate (-0.527089434102288) translate (1.54163888888889cm 0.680861111111111cm)"><draw:text-box><text:p text:style-name="P135"><text:span text:style-name="T189">(d</text:span><text:span text:style-name="T190">1</text:span><text:span text:style-name="T189">)</text:span></text:p></draw:text-box></draw:frame><draw:frame draw:style-name="gr283" draw:text-style-name="P142" svg:width="0.246cm" svg:height="0.422cm" svg:x="3.468cm" svg:y="0.397cm"><draw:text-box><text:p text:style-name="P135"><text:span text:style-name="T189">A</text:span></text:p></draw:text-box></draw:frame><draw:frame draw:style-name="gr284" draw:text-style-name="P142" svg:width="0.262cm" svg:height="0.422cm" svg:x="6.345cm" svg:y="0.397cm"><draw:text-box><text:p text:style-name="P135"><text:span text:style-name="T189">U</text:span></text:p></draw:text-box></draw:frame><draw:frame draw:style-name="gr285" draw:text-style-name="P142" svg:width="0.202cm" svg:height="0.424cm" svg:x="2.462cm" svg:y="1.844cm"><draw:text-box><text:p text:style-name="P135"><text:span text:style-name="T189">L</text:span></text:p></draw:text-box></draw:frame><draw:frame draw:style-name="gr283" draw:text-style-name="P142" svg:width="0.246cm" svg:height="0.422cm" svg:x="2.63cm" svg:y="3.144cm"><draw:text-box><text:p text:style-name="P135"><text:span text:style-name="T189">V</text:span></text:p></draw:text-box></draw:frame><draw:frame draw:style-name="gr286" draw:text-style-name="P142" svg:width="0.285cm" svg:height="0.424cm" svg:x="7.389cm" svg:y="1.87cm"><draw:text-box><text:p text:style-name="P135"><text:span text:style-name="T189">G</text:span></text:p></draw:text-box></draw:frame><draw:frame draw:style-name="gr287" draw:text-style-name="P142" svg:width="0.246cm" svg:height="0.424cm" svg:x="4.108cm" svg:y="3.541cm"><draw:text-box><text:p text:style-name="P135"><text:span text:style-name="T189">B</text:span></text:p></draw:text-box></draw:frame><draw:frame draw:style-name="gr288" draw:text-style-name="P142" svg:width="0.355cm" svg:height="0.424cm" svg:x="4.293cm" svg:y="1.288cm"><draw:text-box><text:p text:style-name="P135"><text:span text:style-name="T189">W</text:span></text:p></draw:text-box></draw:frame><draw:frame draw:style-name="gr289" draw:text-style-name="P142" svg:width="0.276cm" svg:height="0.424cm" svg:x="2.18cm" svg:y="4.378cm"><draw:text-box><text:p text:style-name="P135"><text:span text:style-name="T189">D</text:span></text:p></draw:text-box></draw:frame><draw:frame draw:style-name="gr290" draw:text-style-name="P142" svg:width="0.216cm" svg:height="0.424cm" svg:x="7.456cm" svg:y="3.087cm"><draw:text-box><text:p text:style-name="P135"><text:span text:style-name="T189">F</text:span></text:p></draw:text-box></draw:frame><draw:frame draw:style-name="gr291" draw:text-style-name="P142" svg:width="0.636cm" svg:height="0.424cm" svg:x="1cm" svg:y="2.248cm"><draw:text-box><text:p text:style-name="P135"><text:span text:style-name="T189">(d</text:span><text:span text:style-name="T190">2</text:span><text:span text:style-name="T189">)</text:span></text:p></draw:text-box></draw:frame><draw:frame draw:style-name="gr292" draw:text-style-name="P142" svg:width="0.636cm" svg:height="0.449cm" draw:transform="rotate (0.5232497097479) translate (1.45520833333333cm 4.31447222222222cm)"><draw:text-box><text:p text:style-name="P135"><text:span text:style-name="T189">(d</text:span><text:span text:style-name="T190">3</text:span><text:span text:style-name="T189">)</text:span></text:p></draw:text-box></draw:frame><draw:line draw:style-name="gr293" draw:text-style-name="P143" svg:x1="5.015cm" svg:y1="0.03cm" svg:x2="5.015cm" svg:y2="4.912cm"><text:p/></draw:line><draw:line draw:style-name="gr294" draw:text-style-name="P143" svg:x1="1.018cm" svg:y1="2.69cm" svg:x2="9.007cm" svg:y2="2.69cm"><text:p/></draw:line><draw:g draw:style-name="gr34"><draw:line draw:style-name="gr295" draw:text-style-name="P143" svg:x1="7.204cm" svg:y1="2.249cm" svg:x2="7.382cm" svg:y2="2.427cm"><text:p/></draw:line><draw:line draw:style-name="gr295" draw:text-style-name="P143" svg:x1="7.382cm" svg:y1="2.249cm" svg:x2="7.204cm" svg:y2="2.427cm"><text:p/></draw:line></draw:g><draw:g draw:style-name="gr34"><draw:line draw:style-name="gr295" draw:text-style-name="P143" svg:x1="2.643cm" svg:y1="2.946cm" svg:x2="2.821cm" svg:y2="3.124cm"><text:p/></draw:line><draw:line draw:style-name="gr295" draw:text-style-name="P143" svg:x1="2.821cm" svg:y1="2.946cm" svg:x2="2.643cm" svg:y2="3.124cm"><text:p/></draw:line></draw:g><draw:g draw:style-name="gr34"><draw:line draw:style-name="gr295" draw:text-style-name="P143" svg:x1="3.487cm" svg:y1="0.801cm" svg:x2="3.665cm" svg:y2="0.979cm"><text:p/></draw:line><draw:line draw:style-name="gr295" draw:text-style-name="P143" svg:x1="3.665cm" svg:y1="0.801cm" svg:x2="3.487cm" svg:y2="0.979cm"><text:p/></draw:line></draw:g><draw:g draw:style-name="gr34"><draw:line draw:style-name="gr295" draw:text-style-name="P143" svg:x1="6.359cm" svg:y1="0.801cm" svg:x2="6.537cm" svg:y2="0.979cm"><text:p/></draw:line><draw:line draw:style-name="gr295" draw:text-style-name="P143" svg:x1="6.537cm" svg:y1="0.801cm" svg:x2="6.359cm" svg:y2="0.979cm"><text:p/></draw:line></draw:g><draw:line draw:style-name="gr296" draw:text-style-name="P143" svg:x1="1.556cm" svg:y1="4.689cm" svg:x2="8.474cm" svg:y2="0.695cm"><text:p/></draw:line><draw:line draw:style-name="gr297" draw:text-style-name="P143" svg:x1="1.556cm" svg:y1="0.695cm" svg:x2="8.474cm" svg:y2="4.689cm"><text:p/></draw:line><draw:g draw:style-name="gr34"><draw:line draw:style-name="gr295" draw:text-style-name="P143" svg:x1="7.585cm" svg:y1="1.062cm" svg:x2="7.763cm" svg:y2="1.24cm"><text:p/></draw:line><draw:line draw:style-name="gr295" draw:text-style-name="P143" svg:x1="7.763cm" svg:y1="1.062cm" svg:x2="7.585cm" svg:y2="1.24cm"><text:p/></draw:line></draw:g><draw:g draw:style-name="gr34"><draw:line draw:style-name="gr295" draw:text-style-name="P143" svg:x1="2.643cm" svg:y1="2.249cm" svg:x2="2.821cm" svg:y2="2.427cm"><text:p/></draw:line><draw:line draw:style-name="gr295" draw:text-style-name="P143" svg:x1="2.821cm" svg:y1="2.249cm" svg:x2="2.643cm" svg:y2="2.427cm"><text:p/></draw:line></draw:g><draw:g draw:style-name="gr34"><draw:line draw:style-name="gr295" draw:text-style-name="P143" svg:x1="4.373cm" svg:y1="1.689cm" svg:x2="4.551cm" svg:y2="1.867cm"><text:p/></draw:line><draw:line draw:style-name="gr295" draw:text-style-name="P143" svg:x1="4.551cm" svg:y1="1.689cm" svg:x2="4.373cm" svg:y2="1.867cm"><text:p/></draw:line></draw:g><draw:g draw:style-name="gr34"><draw:line draw:style-name="gr295" draw:text-style-name="P143" svg:x1="5.439cm" svg:y1="3.53cm" svg:x2="5.617cm" svg:y2="3.708cm"><text:p/></draw:line><draw:line draw:style-name="gr295" draw:text-style-name="P143" svg:x1="5.617cm" svg:y1="3.53cm" svg:x2="5.439cm" svg:y2="3.708cm"><text:p/></draw:line></draw:g><draw:frame draw:style-name="gr288" draw:text-style-name="P142" svg:width="0.355cm" svg:height="0.424cm" svg:x="5.579cm" svg:y="3.68cm"><draw:text-box><text:p text:style-name="P135"><text:span text:style-name="T189">C</text:span></text:p></draw:text-box></draw:frame><draw:g draw:style-name="gr34"><draw:line draw:style-name="gr295" draw:text-style-name="P143" svg:x1="4.373cm" svg:y1="3.512cm" svg:x2="4.551cm" svg:y2="3.69cm"><text:p/></draw:line><draw:line draw:style-name="gr295" draw:text-style-name="P143" svg:x1="4.551cm" svg:y1="3.512cm" svg:x2="4.373cm" svg:y2="3.69cm"><text:p/></draw:line></draw:g><draw:g draw:style-name="gr34"><draw:line draw:style-name="gr295" draw:text-style-name="P143" svg:x1="7.204cm" svg:y1="2.946cm" svg:x2="7.382cm" svg:y2="3.124cm"><text:p/></draw:line><draw:line draw:style-name="gr295" draw:text-style-name="P143" svg:x1="7.382cm" svg:y1="2.946cm" svg:x2="7.204cm" svg:y2="3.124cm"><text:p/></draw:line></draw:g><draw:g draw:style-name="gr34"><draw:line draw:style-name="gr295" draw:text-style-name="P143" svg:x1="2.439cm" svg:y1="4.311cm" svg:x2="2.261cm" svg:y2="4.133cm"><text:p/></draw:line><draw:line draw:style-name="gr295" draw:text-style-name="P143" svg:x1="2.261cm" svg:y1="4.311cm" svg:x2="2.439cm" svg:y2="4.133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À l’œil nu, le symétrique du point :</text:span></text:h>
      <text:list xml:id="list105256596477573" text:continue-numbering="true" text:style-name="_5f_Numérotation_20_des_20_exercices">
        <text:list-item>
          <text:list>
            <text:list-item>
              <text:p text:style-name="P109"><text:span text:style-name="_5f_Caractères">G par rapport à la droite (d) semble être L</text:span></text:p>
            </text:list-item>
            <text:list-item>
              <text:p text:style-name="P109"><text:span text:style-name="_5f_Caractères">A par rapport à la droite (d</text:span><text:span text:style-name="_5f_Caractères_5f_indice">1</text:span><text:span text:style-name="_5f_Caractères">) semble être L</text:span></text:p>
            </text:list-item>
            <text:list-item>
              <text:p text:style-name="P109"><text:span text:style-name="_5f_Caractères">L par rapport à la droite (d</text:span><text:span text:style-name="_5f_Caractères_5f_indice">2</text:span><text:span text:style-name="_5f_Caractères">) semble être V</text:span></text:p>
            </text:list-item>
            <text:list-item>
              <text:p text:style-name="P109"><text:span text:style-name="_5f_Caractères">U par rapport à la droite (d) semble être A</text:span></text:p>
            </text:list-item>
            <text:list-item>
              <text:p text:style-name="P109"><text:span text:style-name="_5f_Caractères">H par rapport à la droite (d</text:span><text:span text:style-name="_5f_Caractères_5f_indice">3</text:span><text:span text:style-name="_5f_Caractères">) semble être H</text:span></text:p>
            </text:list-item>
            <text:list-item>
              <text:p text:style-name="P109"><text:span text:style-name="_5f_Caractères">W par rapport à la droite (d</text:span><text:span text:style-name="_5f_Caractères_5f_indice">3</text:span><text:span text:style-name="_5f_Caractères">) semble être C</text:span></text:p>
            </text:list-item>
          </text:list>
        </text:list-item>
        <text:list-item>
          <text:h text:style-name="P111" text:outline-level="1"><text:span text:style-name="_5f_Caractères"><text:s/>Pour chaque figure, trace l’axe (ou les axes) de symétrie en t’aidant du quadrillage.</text:span></text:h>
        </text:list-item>
      </text:list>
      <text:h text:style-name="_5f_Paragraphe" text:outline-level="1"><draw:g text:anchor-type="paragraph" draw:z-index="29" draw:name="Forme3" draw:style-name="gr18"><draw:line draw:name="Shape22" draw:style-name="gr19" draw:text-style-name="P115" svg:x1="-0.127cm" svg:y1="1.069cm" svg:x2="2.902cm" svg:y2="1.069cm"><text:p/></draw:line><draw:line draw:name="Shape23" draw:style-name="gr19" draw:text-style-name="P115" svg:x1="1.353cm" svg:y1="0.231cm" svg:x2="1.353cm" svg:y2="2.121cm"><text:p/></draw:line></draw:g><draw:g text:anchor-type="char" draw:z-index="3" draw:name="Shape27" draw:style-name="gr36"><draw:line draw:style-name="gr37" draw:text-style-name="P127" svg:x1="-0.192cm" svg:y1="-0.058cm" svg:x2="8.31cm" svg:y2="-0.058cm"><text:p/></draw:line><draw:line draw:style-name="gr38" draw:text-style-name="P127" svg:x1="-0.192cm" svg:y1="0.329cm" svg:x2="8.31cm" svg:y2="0.329cm"><text:p/></draw:line><draw:line draw:style-name="gr39" draw:text-style-name="P127" svg:x1="-0.192cm" svg:y1="0.713cm" svg:x2="8.31cm" svg:y2="0.713cm"><text:p/></draw:line><draw:line draw:style-name="gr40" draw:text-style-name="P127" svg:x1="-0.192cm" svg:y1="1.098cm" svg:x2="8.31cm" svg:y2="1.098cm"><text:p/></draw:line><draw:line draw:style-name="gr41" draw:text-style-name="P127" svg:x1="-0.192cm" svg:y1="1.485cm" svg:x2="8.31cm" svg:y2="1.485cm"><text:p/></draw:line><draw:line draw:style-name="gr42" draw:text-style-name="P127" svg:x1="-0.192cm" svg:y1="1.873cm" svg:x2="8.31cm" svg:y2="1.873cm"><text:p/></draw:line><draw:line draw:style-name="gr43" draw:text-style-name="P127" svg:x1="-0.192cm" svg:y1="2.258cm" svg:x2="8.31cm" svg:y2="2.258cm"><text:p/></draw:line><draw:line draw:style-name="gr44" draw:text-style-name="P127" svg:x1="-0.192cm" svg:y1="2.644cm" svg:x2="8.31cm" svg:y2="2.644cm"><text:p/></draw:line><draw:line draw:style-name="gr45" draw:text-style-name="P127" svg:x1="-0.192cm" svg:y1="3.029cm" svg:x2="8.31cm" svg:y2="3.029cm"><text:p/></draw:line><draw:line draw:style-name="gr46" draw:text-style-name="P127" svg:x1="-0.192cm" svg:y1="3.417cm" svg:x2="8.31cm" svg:y2="3.417cm"><text:p/></draw:line><draw:line draw:style-name="gr47" draw:text-style-name="P127" svg:x1="-0.192cm" svg:y1="3.801cm" svg:x2="8.31cm" svg:y2="3.801cm"><text:p/></draw:line><draw:line draw:style-name="gr48" draw:text-style-name="P127" svg:x1="-0.192cm" svg:y1="4.186cm" svg:x2="8.31cm" svg:y2="4.186cm"><text:p/></draw:line><draw:line draw:style-name="gr49" draw:text-style-name="P127" svg:x1="-0.192cm" svg:y1="4.573cm" svg:x2="8.31cm" svg:y2="4.573cm"><text:p/></draw:line><draw:line draw:style-name="gr50" draw:text-style-name="P127" svg:x1="-0.192cm" svg:y1="4.96cm" svg:x2="8.31cm" svg:y2="4.96cm"><text:p/></draw:line><draw:line draw:style-name="gr51" draw:text-style-name="P127" svg:x1="-0.192cm" svg:y1="5.348cm" svg:x2="8.31cm" svg:y2="5.348cm"><text:p/></draw:line><draw:line draw:style-name="gr52" draw:text-style-name="P127" svg:x1="-0.192cm" svg:y1="-0.058cm" svg:x2="-0.192cm" svg:y2="5.346cm"><text:p/></draw:line><draw:line draw:style-name="gr53" draw:text-style-name="P127" svg:x1="0.195cm" svg:y1="-0.058cm" svg:x2="0.195cm" svg:y2="5.346cm"><text:p/></draw:line><draw:line draw:style-name="gr54" draw:text-style-name="P127" svg:x1="0.582cm" svg:y1="-0.058cm" svg:x2="0.582cm" svg:y2="5.346cm"><text:p/></draw:line><draw:line draw:style-name="gr55" draw:text-style-name="P127" svg:x1="0.966cm" svg:y1="-0.058cm" svg:x2="0.966cm" svg:y2="5.346cm"><text:p/></draw:line><draw:line draw:style-name="gr56" draw:text-style-name="P127" svg:x1="1.353cm" svg:y1="-0.058cm" svg:x2="1.353cm" svg:y2="5.346cm"><text:p/></draw:line><draw:line draw:style-name="gr57" draw:text-style-name="P127" svg:x1="1.74cm" svg:y1="-0.058cm" svg:x2="1.74cm" svg:y2="5.346cm"><text:p/></draw:line><draw:line draw:style-name="gr58" draw:text-style-name="P127" svg:x1="2.129cm" svg:y1="-0.058cm" svg:x2="2.129cm" svg:y2="5.346cm"><text:p/></draw:line><draw:line draw:style-name="gr59" draw:text-style-name="P127" svg:x1="2.513cm" svg:y1="-0.058cm" svg:x2="2.513cm" svg:y2="5.346cm"><text:p/></draw:line><draw:line draw:style-name="gr60" draw:text-style-name="P127" svg:x1="2.901cm" svg:y1="-0.058cm" svg:x2="2.901cm" svg:y2="5.346cm"><text:p/></draw:line><draw:line draw:style-name="gr61" draw:text-style-name="P127" svg:x1="3.286cm" svg:y1="-0.058cm" svg:x2="3.286cm" svg:y2="5.346cm"><text:p/></draw:line><draw:line draw:style-name="gr62" draw:text-style-name="P127" svg:x1="3.674cm" svg:y1="-0.058cm" svg:x2="3.674cm" svg:y2="5.346cm"><text:p/></draw:line><draw:line draw:style-name="gr63" draw:text-style-name="P127" svg:x1="4.059cm" svg:y1="-0.058cm" svg:x2="4.059cm" svg:y2="5.346cm"><text:p/></draw:line><draw:line draw:style-name="gr64" draw:text-style-name="P127" svg:x1="4.446cm" svg:y1="-0.058cm" svg:x2="4.446cm" svg:y2="5.346cm"><text:p/></draw:line><draw:line draw:style-name="gr65" draw:text-style-name="P127" svg:x1="4.833cm" svg:y1="-0.058cm" svg:x2="4.833cm" svg:y2="5.346cm"><text:p/></draw:line><draw:line draw:style-name="gr66" draw:text-style-name="P127" svg:x1="5.218cm" svg:y1="-0.058cm" svg:x2="5.218cm" svg:y2="5.346cm"><text:p/></draw:line><draw:line draw:style-name="gr67" draw:text-style-name="P127" svg:x1="5.606cm" svg:y1="-0.058cm" svg:x2="5.606cm" svg:y2="5.346cm"><text:p/></draw:line><draw:line draw:style-name="gr68" draw:text-style-name="P127" svg:x1="5.992cm" svg:y1="-0.058cm" svg:x2="5.992cm" svg:y2="5.346cm"><text:p/></draw:line><draw:line draw:style-name="gr69" draw:text-style-name="P127" svg:x1="6.379cm" svg:y1="-0.058cm" svg:x2="6.379cm" svg:y2="5.346cm"><text:p/></draw:line><draw:line draw:style-name="gr70" draw:text-style-name="P127" svg:x1="6.765cm" svg:y1="-0.058cm" svg:x2="6.765cm" svg:y2="5.346cm"><text:p/></draw:line><draw:line draw:style-name="gr71" draw:text-style-name="P127" svg:x1="7.152cm" svg:y1="-0.058cm" svg:x2="7.152cm" svg:y2="5.346cm"><text:p/></draw:line><draw:line draw:style-name="gr72" draw:text-style-name="P127" svg:x1="7.537cm" svg:y1="-0.058cm" svg:x2="7.537cm" svg:y2="5.346cm"><text:p/></draw:line><draw:line draw:style-name="gr73" draw:text-style-name="P127" svg:x1="7.925cm" svg:y1="-0.058cm" svg:x2="7.925cm" svg:y2="5.346cm"><text:p/></draw:line><draw:line draw:style-name="gr74" draw:text-style-name="P127" svg:x1="8.31cm" svg:y1="-0.058cm" svg:x2="8.31cm" svg:y2="5.346cm"><text:p/></draw:line><draw:polygon draw:style-name="gr75" draw:text-style-name="P128" svg:width="2.318cm" svg:height="1.544cm" svg:x="3.286cm" svg:y="0.713cm" svg:viewBox="0 0 2319 1545" draw:points="0,385 772,385 1158,0 1547,385 2319,385 2319,1158 1547,1158 1158,1545 772,1158 0,1158"><text:p/></draw:polygon><draw:polygon draw:style-name="gr76" draw:text-style-name="P129" svg:width="2.317cm" svg:height="2.315cm" svg:x="0.195cm" svg:y="2.644cm" svg:viewBox="0 0 2318 2316" draw:points="387,387 771,387 1158,0 1545,387 1158,387 1545,772 1933,387 2318,772 1933,1158 2318,1543 1933,1930 1545,2316 1158,1930 771,2316 387,1930 771,1543 387,1158 387,1543 0,1158 387,772"><text:p/></draw:polygon><draw:polygon draw:style-name="gr77" draw:text-style-name="P130" svg:width="2.317cm" svg:height="1.542cm" svg:x="0.195cm" svg:y="0.329cm" svg:viewBox="0 0 2318 1543" draw:points="0,385 771,385 771,0 1545,0 1545,385 2318,385 2318,1156 1545,1156 1545,1543 771,1543 771,1156 0,1156"><text:p/></draw:polygon><draw:polygon draw:style-name="gr78" draw:text-style-name="P129" svg:width="1.931cm" svg:height="1.927cm" svg:x="5.992cm" svg:y="0.713cm" svg:viewBox="0 0 1932 1928" draw:points="1160,0 1932,771 1932,1928 0,0"><text:p/></draw:polygon><draw:polygon draw:style-name="gr79" draw:text-style-name="P130" svg:width="1.546cm" svg:height="1.544cm" svg:x="3.286cm" svg:y="3.029cm" svg:viewBox="0 0 1547 1545" draw:points="387,0 1158,0 1547,387 1547,1156 1158,1545 387,1545 0,1156 0,387"><text:p/></draw:polygon><draw:frame draw:style-name="gr80" draw:text-style-name="P132" svg:width="0.419cm" svg:height="0.459cm" svg:x="0.073cm" svg:y="0.035cm"><draw:text-box><text:p text:style-name="P135"><text:span text:style-name="T186">a.</text:span></text:p></draw:text-box></draw:frame><draw:frame draw:style-name="gr81" draw:text-style-name="P132" svg:width="0.435cm" svg:height="0.459cm" svg:x="3.17cm" svg:y="0.035cm"><draw:text-box><text:p text:style-name="P135"><text:span text:style-name="T186">b.</text:span></text:p></draw:text-box></draw:frame><draw:frame draw:style-name="gr82" draw:text-style-name="P132" svg:width="0.387cm" svg:height="0.459cm" svg:x="5.863cm" svg:y="0.035cm"><draw:text-box><text:p text:style-name="P135"><text:span text:style-name="T186">c.</text:span></text:p></draw:text-box></draw:frame><draw:frame draw:style-name="gr83" draw:text-style-name="P132" svg:width="0.435cm" svg:height="0.459cm" svg:x="0.074cm" svg:y="2.452cm"><draw:text-box><text:p text:style-name="P135"><text:span text:style-name="T186">d.</text:span></text:p></draw:text-box></draw:frame><draw:frame draw:style-name="gr84" draw:text-style-name="P132" svg:width="0.421cm" svg:height="0.459cm" svg:x="3.168cm" svg:y="2.457cm"><draw:text-box><text:p text:style-name="P135"><text:span text:style-name="T186">e.</text:span></text:p></draw:text-box></draw:frame><draw:frame draw:style-name="gr85" draw:text-style-name="P132" svg:width="0.389cm" svg:height="0.459cm" svg:x="5.893cm" svg:y="2.457cm"><draw:text-box><text:p text:style-name="P135"><text:span text:style-name="T186">f.</text:span></text:p></draw:text-box></draw:frame><draw:polygon draw:style-name="gr86" draw:text-style-name="P133" svg:width="2.317cm" svg:height="2.315cm" svg:x="5.992cm" svg:y="3.029cm" svg:viewBox="0 0 2318 2316" draw:points="0,0 0,2316 387,2316 387,1930 772,1930 772,1545 1547,1545 1547,1930 1932,1930 1932,2316 2318,2316 2318,0 1932,0 1932,387 1547,387 1547,771 772,771 772,387 387,387 387,0"><text:p/></draw:polygon></draw:g><draw:g text:anchor-type="char" draw:z-index="14" draw:name="Shape27" draw:style-name="gr36"><draw:line draw:style-name="gr37" draw:text-style-name="P127" svg:x1="-0.192cm" svg:y1="-0.062cm" svg:x2="8.31cm" svg:y2="-0.062cm"><text:p/></draw:line><draw:line draw:style-name="gr38" draw:text-style-name="P127" svg:x1="-0.192cm" svg:y1="0.323cm" svg:x2="8.31cm" svg:y2="0.323cm"><text:p/></draw:line><draw:line draw:style-name="gr39" draw:text-style-name="P127" svg:x1="-0.192cm" svg:y1="0.709cm" svg:x2="8.31cm" svg:y2="0.709cm"><text:p/></draw:line><draw:line draw:style-name="gr40" draw:text-style-name="P127" svg:x1="-0.192cm" svg:y1="1.092cm" svg:x2="8.31cm" svg:y2="1.092cm"><text:p/></draw:line><draw:line draw:style-name="gr41" draw:text-style-name="P127" svg:x1="-0.192cm" svg:y1="1.48cm" svg:x2="8.31cm" svg:y2="1.48cm"><text:p/></draw:line><draw:line draw:style-name="gr42" draw:text-style-name="P127" svg:x1="-0.192cm" svg:y1="1.868cm" svg:x2="8.31cm" svg:y2="1.868cm"><text:p/></draw:line><draw:line draw:style-name="gr43" draw:text-style-name="P127" svg:x1="-0.192cm" svg:y1="2.254cm" svg:x2="8.31cm" svg:y2="2.254cm"><text:p/></draw:line><draw:line draw:style-name="gr44" draw:text-style-name="P127" svg:x1="-0.192cm" svg:y1="2.639cm" svg:x2="8.31cm" svg:y2="2.639cm"><text:p/></draw:line><draw:line draw:style-name="gr45" draw:text-style-name="P127" svg:x1="-0.192cm" svg:y1="3.025cm" svg:x2="8.31cm" svg:y2="3.025cm"><text:p/></draw:line><draw:line draw:style-name="gr46" draw:text-style-name="P127" svg:x1="-0.192cm" svg:y1="3.413cm" svg:x2="8.31cm" svg:y2="3.413cm"><text:p/></draw:line><draw:line draw:style-name="gr47" draw:text-style-name="P127" svg:x1="-0.192cm" svg:y1="3.796cm" svg:x2="8.31cm" svg:y2="3.796cm"><text:p/></draw:line><draw:line draw:style-name="gr48" draw:text-style-name="P127" svg:x1="-0.192cm" svg:y1="4.182cm" svg:x2="8.31cm" svg:y2="4.182cm"><text:p/></draw:line><draw:line draw:style-name="gr49" draw:text-style-name="P127" svg:x1="-0.192cm" svg:y1="4.569cm" svg:x2="8.31cm" svg:y2="4.569cm"><text:p/></draw:line><draw:line draw:style-name="gr50" draw:text-style-name="P127" svg:x1="-0.192cm" svg:y1="4.955cm" svg:x2="8.31cm" svg:y2="4.955cm"><text:p/></draw:line><draw:line draw:style-name="gr51" draw:text-style-name="P127" svg:x1="-0.192cm" svg:y1="5.343cm" svg:x2="8.31cm" svg:y2="5.343cm"><text:p/></draw:line><draw:line draw:style-name="gr52" draw:text-style-name="P127" svg:x1="-0.192cm" svg:y1="-0.062cm" svg:x2="-0.192cm" svg:y2="5.342cm"><text:p/></draw:line><draw:line draw:style-name="gr53" draw:text-style-name="P127" svg:x1="0.195cm" svg:y1="-0.062cm" svg:x2="0.195cm" svg:y2="5.342cm"><text:p/></draw:line><draw:line draw:style-name="gr54" draw:text-style-name="P127" svg:x1="0.582cm" svg:y1="-0.062cm" svg:x2="0.582cm" svg:y2="5.342cm"><text:p/></draw:line><draw:line draw:style-name="gr55" draw:text-style-name="P127" svg:x1="0.966cm" svg:y1="-0.062cm" svg:x2="0.966cm" svg:y2="5.342cm"><text:p/></draw:line><draw:line draw:style-name="gr56" draw:text-style-name="P127" svg:x1="1.353cm" svg:y1="-0.062cm" svg:x2="1.353cm" svg:y2="5.342cm"><text:p/></draw:line><draw:line draw:style-name="gr57" draw:text-style-name="P127" svg:x1="1.74cm" svg:y1="-0.062cm" svg:x2="1.74cm" svg:y2="5.342cm"><text:p/></draw:line><draw:line draw:style-name="gr58" draw:text-style-name="P127" svg:x1="2.129cm" svg:y1="-0.062cm" svg:x2="2.129cm" svg:y2="5.342cm"><text:p/></draw:line><draw:line draw:style-name="gr59" draw:text-style-name="P127" svg:x1="2.513cm" svg:y1="-0.062cm" svg:x2="2.513cm" svg:y2="5.342cm"><text:p/></draw:line><draw:line draw:style-name="gr60" draw:text-style-name="P127" svg:x1="2.901cm" svg:y1="-0.062cm" svg:x2="2.901cm" svg:y2="5.342cm"><text:p/></draw:line><draw:line draw:style-name="gr61" draw:text-style-name="P127" svg:x1="3.286cm" svg:y1="-0.062cm" svg:x2="3.286cm" svg:y2="5.342cm"><text:p/></draw:line><draw:line draw:style-name="gr62" draw:text-style-name="P127" svg:x1="3.674cm" svg:y1="-0.062cm" svg:x2="3.674cm" svg:y2="5.342cm"><text:p/></draw:line><draw:line draw:style-name="gr63" draw:text-style-name="P127" svg:x1="4.059cm" svg:y1="-0.062cm" svg:x2="4.059cm" svg:y2="5.342cm"><text:p/></draw:line><draw:line draw:style-name="gr64" draw:text-style-name="P127" svg:x1="4.446cm" svg:y1="-0.062cm" svg:x2="4.446cm" svg:y2="5.342cm"><text:p/></draw:line><draw:line draw:style-name="gr65" draw:text-style-name="P127" svg:x1="4.833cm" svg:y1="-0.062cm" svg:x2="4.833cm" svg:y2="5.342cm"><text:p/></draw:line><draw:line draw:style-name="gr66" draw:text-style-name="P127" svg:x1="5.218cm" svg:y1="-0.062cm" svg:x2="5.218cm" svg:y2="5.342cm"><text:p/></draw:line><draw:line draw:style-name="gr67" draw:text-style-name="P127" svg:x1="5.606cm" svg:y1="-0.062cm" svg:x2="5.606cm" svg:y2="5.342cm"><text:p/></draw:line><draw:line draw:style-name="gr68" draw:text-style-name="P127" svg:x1="5.992cm" svg:y1="-0.062cm" svg:x2="5.992cm" svg:y2="5.342cm"><text:p/></draw:line><draw:line draw:style-name="gr69" draw:text-style-name="P127" svg:x1="6.379cm" svg:y1="-0.062cm" svg:x2="6.379cm" svg:y2="5.342cm"><text:p/></draw:line><draw:line draw:style-name="gr70" draw:text-style-name="P127" svg:x1="6.765cm" svg:y1="-0.062cm" svg:x2="6.765cm" svg:y2="5.342cm"><text:p/></draw:line><draw:line draw:style-name="gr71" draw:text-style-name="P127" svg:x1="7.152cm" svg:y1="-0.062cm" svg:x2="7.152cm" svg:y2="5.342cm"><text:p/></draw:line><draw:line draw:style-name="gr72" draw:text-style-name="P127" svg:x1="7.537cm" svg:y1="-0.062cm" svg:x2="7.537cm" svg:y2="5.342cm"><text:p/></draw:line><draw:line draw:style-name="gr73" draw:text-style-name="P127" svg:x1="7.925cm" svg:y1="-0.062cm" svg:x2="7.925cm" svg:y2="5.342cm"><text:p/></draw:line><draw:line draw:style-name="gr74" draw:text-style-name="P127" svg:x1="8.31cm" svg:y1="-0.062cm" svg:x2="8.31cm" svg:y2="5.342cm"><text:p/></draw:line><draw:polygon draw:style-name="gr75" draw:text-style-name="P128" svg:width="2.318cm" svg:height="1.544cm" svg:x="3.286cm" svg:y="0.709cm" svg:viewBox="0 0 2319 1545" draw:points="0,385 772,385 1158,0 1547,385 2319,385 2319,1158 1547,1158 1158,1545 772,1158 0,1158"><text:p/></draw:polygon><draw:polygon draw:style-name="gr76" draw:text-style-name="P129" svg:width="2.317cm" svg:height="2.315cm" svg:x="0.195cm" svg:y="2.639cm" svg:viewBox="0 0 2318 2316" draw:points="387,387 771,387 1158,0 1545,387 1158,387 1545,772 1933,387 2318,772 1933,1158 2318,1543 1933,1930 1545,2316 1158,1930 771,2316 387,1930 771,1543 387,1158 387,1543 0,1158 387,772"><text:p/></draw:polygon><draw:polygon draw:style-name="gr77" draw:text-style-name="P130" svg:width="2.317cm" svg:height="1.542cm" svg:x="0.195cm" svg:y="0.323cm" svg:viewBox="0 0 2318 1543" draw:points="0,385 771,385 771,0 1545,0 1545,385 2318,385 2318,1156 1545,1156 1545,1543 771,1543 771,1156 0,1156"><text:p/></draw:polygon><draw:polygon draw:style-name="gr78" draw:text-style-name="P129" svg:width="1.931cm" svg:height="1.927cm" svg:x="5.992cm" svg:y="0.709cm" svg:viewBox="0 0 1932 1928" draw:points="1160,0 1932,771 1932,1928 0,0"><text:p/></draw:polygon><draw:polygon draw:style-name="gr79" draw:text-style-name="P130" svg:width="1.546cm" svg:height="1.544cm" svg:x="3.286cm" svg:y="3.025cm" svg:viewBox="0 0 1547 1545" draw:points="387,0 1158,0 1547,387 1547,1156 1158,1545 387,1545 0,1156 0,387"><text:p/></draw:polygon><draw:frame draw:style-name="gr80" draw:text-style-name="P132" svg:width="0.419cm" svg:height="0.459cm" svg:x="0.073cm" svg:y="0.031cm"><draw:text-box><text:p text:style-name="P131"><text:span text:style-name="T186">a.</text:span></text:p></draw:text-box></draw:frame><draw:frame draw:style-name="gr81" draw:text-style-name="P132" svg:width="0.435cm" svg:height="0.459cm" svg:x="3.17cm" svg:y="0.031cm"><draw:text-box><text:p text:style-name="P131"><text:span text:style-name="T186">b.</text:span></text:p></draw:text-box></draw:frame><draw:frame draw:style-name="gr82" draw:text-style-name="P132" svg:width="0.387cm" svg:height="0.459cm" svg:x="5.863cm" svg:y="0.031cm"><draw:text-box><text:p text:style-name="P131"><text:span text:style-name="T186">c.</text:span></text:p></draw:text-box></draw:frame><draw:frame draw:style-name="gr83" draw:text-style-name="P132" svg:width="0.435cm" svg:height="0.459cm" svg:x="0.074cm" svg:y="2.448cm"><draw:text-box><text:p text:style-name="P131"><text:span text:style-name="T186">d.</text:span></text:p></draw:text-box></draw:frame><draw:frame draw:style-name="gr84" draw:text-style-name="P132" svg:width="0.421cm" svg:height="0.459cm" svg:x="3.168cm" svg:y="2.453cm"><draw:text-box><text:p text:style-name="P131"><text:span text:style-name="T186">e.</text:span></text:p></draw:text-box></draw:frame><draw:frame draw:style-name="gr85" draw:text-style-name="P132" svg:width="0.389cm" svg:height="0.459cm" svg:x="5.893cm" svg:y="2.453cm"><draw:text-box><text:p text:style-name="P131"><text:span text:style-name="T186">f.</text:span></text:p></draw:text-box></draw:frame><draw:polygon draw:style-name="gr86" draw:text-style-name="P133" svg:width="2.317cm" svg:height="2.315cm" svg:x="5.992cm" svg:y="3.025cm" svg:viewBox="0 0 2318 2316" draw:points="0,0 0,2316 387,2316 387,1930 772,1930 772,1545 1547,1545 1547,1930 1932,1930 1932,2316 2318,2316 2318,0 1932,0 1932,387 1547,387 1547,771 772,771 772,387 387,387 387,0"><text:p/></draw:polygon></draw:g><text:span text:style-name="_5f_Caractères"/></text:h>
      <text:h text:style-name="_5f_Paragraphe" text:outline-level="1"><draw:g text:anchor-type="paragraph" draw:z-index="30" draw:name="Forme2" draw:style-name="gr18"><draw:line draw:name="Shape22" draw:style-name="gr19" draw:text-style-name="P115" svg:x1="4.447cm" svg:y1="0.03cm" svg:x2="4.447cm" svg:y2="2.233cm"><text:p/></draw:line><draw:line draw:name="Shape23" draw:style-name="gr19" draw:text-style-name="P115" svg:x1="2.902cm" svg:y1="0.974cm" svg:x2="5.992cm" svg:y2="0.974cm"><text:p/></draw:line></draw:g><draw:line text:anchor-type="paragraph" draw:z-index="31" draw:name="Shape22" draw:style-name="gr20" draw:text-style-name="P115" svg:x1="7.923cm" svg:y1="0.201cm" svg:x2="6.69cm" svg:y2="1.422cm"><text:p/></draw:lin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4" draw:name="Forme4" draw:style-name="gr18"><draw:line draw:name="Shape24" draw:style-name="gr19" draw:text-style-name="P115" svg:x1="4.059cm" svg:y1="0.201cm" svg:x2="4.059cm" svg:y2="2.582cm"><text:p/></draw:line><draw:line draw:name="Shape28" draw:style-name="gr19" draw:text-style-name="P115" svg:x1="3.286cm" svg:y1="0.471cm" svg:x2="5.062cm" svg:y2="2.21cm"><text:p/></draw:line></draw:g><draw:line text:anchor-type="paragraph" draw:z-index="32" draw:name="Shape23" draw:style-name="gr20" draw:text-style-name="P115" svg:x1="2.572cm" svg:y1="2.558cm" svg:x2="0.279cm" svg:y2="0.187cm"><text:p/></draw:line></text:h>
      <text:h text:style-name="_5f_Paragraphe" text:outline-level="1"><draw:line text:anchor-type="paragraph" draw:z-index="35" draw:name="Shape37" draw:style-name="gr20" draw:text-style-name="P115" svg:x1="4.833cm" svg:y1="-0.041cm" svg:x2="3.152cm" svg:y2="1.626cm"><text:p/></draw:line><draw:line text:anchor-type="paragraph" draw:z-index="36" draw:name="Shape24" draw:style-name="gr20" draw:text-style-name="P115" svg:x1="7.153cm" svg:y1="0.196cm" svg:x2="7.153cm" svg:y2="2.306cm"><text:p/></draw:line></text:h>
      <text:h text:style-name="_5f_Paragraphe" text:outline-level="1"><draw:line text:anchor-type="paragraph" draw:z-index="33" draw:name="Shape26" draw:style-name="gr20" draw:text-style-name="P115" svg:x1="2.902cm" svg:y1="0.217cm" svg:x2="5.218cm" svg:y2="0.217cm"><text:p/></draw:line></text:h>
      <text:h text:style-name="_5f_Paragraphe" text:outline-level="1"><draw:line text:anchor-type="paragraph" draw:z-index="37" draw:name="Shape28" draw:style-name="gr20" draw:text-style-name="P115" svg:x1="5.606cm" svg:y1="0.071cm" svg:x2="8.455cm" svg:y2="0.09cm"><text:p/></draw:line></text:h>
      <text:h text:style-name="_5f_Paragraphe" text:outline-level="1"/>
      <text:h text:style-name="_5f_Paragraphe" text:outline-level="1"/>
      <text:list xml:id="list105256035956617" text:continue-numbering="true" text:style-name="_5f_Numérotation_20_des_20_exercices">
        <text:list-item>
          <text:h text:style-name="P111" text:outline-level="1"><text:span text:style-name="_5f_Caractères"><text:s/>Repasse en rouge tous les axes de symé­trie des figures suivantes.</text:span></text:h>
        </text:list-item>
      </text:list>
      <text:section text:style-name="Sect1" text:name="Section4">
        <text:h text:style-name="_5f_Paragraphe" text:outline-level="1"><text:span text:style-name="_5f_Caractères">Carré</text:span></text:h>
        <text:h text:style-name="_5f_Paragraphe" text:outline-level="1"><draw:g text:anchor-type="paragraph" draw:z-index="16" draw:name="DrawObject1" draw:style-name="gr18"><draw:g draw:name="DrawObject1" draw:style-name="gr34"><draw:line draw:name="Shape7" draw:style-name="gr26" draw:text-style-name="P115" svg:x1="0.432cm" svg:y1="1cm" svg:x2="2.372cm" svg:y2="1cm"><text:p/></draw:line><draw:line draw:name="Shape9" draw:style-name="gr26" draw:text-style-name="P115" svg:x1="2.36cm" svg:y1="0.067cm" svg:x2="0.432cm" svg:y2="2cm"><text:p/></draw:line></draw:g><draw:g draw:name="Forme5" draw:style-name="gr34"><draw:line draw:name="Shape8" draw:style-name="gr26" draw:text-style-name="P115" svg:x1="1.432cm" svg:y1="0.002cm" svg:x2="1.432cm" svg:y2="2cm"><text:p/></draw:line><draw:line draw:name="Shape10" draw:style-name="gr26" draw:text-style-name="P115" svg:x1="2.432cm" svg:y1="2cm" svg:x2="0.432cm" svg:y2="0.002cm"><text:p/></draw:line></draw:g></draw:g><draw:g text:anchor-type="char" draw:z-index="4" draw:name="Shape29" draw:style-name="gr36"><draw:rect draw:style-name="gr258" draw:text-style-name="P126" svg:width="1.601cm" svg:height="1.601cm" svg:x="0.633cm" svg:y="0.203cm"><text:p/></draw:rect><draw:line draw:style-name="gr275" draw:text-style-name="P125" svg:x1="0.433cm" svg:y1="0.001cm" svg:x2="2.433cm" svg:y2="2.001cm"><text:p/></draw:line><draw:line draw:style-name="gr276" draw:text-style-name="P125" svg:x1="2.433cm" svg:y1="0.001cm" svg:x2="0.433cm" svg:y2="2.001cm"><text:p/></draw:line><draw:line draw:style-name="gr277" draw:text-style-name="P125" svg:x1="0.433cm" svg:y1="1cm" svg:x2="2.433cm" svg:y2="1cm"><text:p/></draw:line><draw:line draw:style-name="gr278" draw:text-style-name="P125" svg:x1="1.433cm" svg:y1="0.001cm" svg:x2="1.433cm" svg:y2="2.001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>Losange</text:span></text:h>
        <text:h text:style-name="_5f_Paragraphe" text:outline-level="1"/>
        <text:h text:style-name="_5f_Paragraphe" text:outline-level="1"><draw:g text:anchor-type="paragraph" draw:z-index="20" draw:name="Forme6" draw:style-name="gr18"><draw:line draw:name="Shape8" draw:style-name="gr26" draw:text-style-name="P115" svg:x1="0.189cm" svg:y1="0.815cm" svg:x2="2.616cm" svg:y2="0.815cm"><text:p/></draw:line><draw:line draw:name="Shape11" draw:style-name="gr26" draw:text-style-name="P115" svg:x1="1.367cm" svg:y1="0.064cm" svg:x2="1.367cm" svg:y2="1.507cm"><text:p/></draw:line></draw:g><draw:g text:anchor-type="char" draw:z-index="5" draw:name="Shape30" draw:style-name="gr36"><draw:line draw:style-name="gr271" draw:text-style-name="P125" svg:x1="0.612cm" svg:y1="0.062cm" svg:x2="2.113cm" svg:y2="1.561cm"><text:p/></draw:line><draw:line draw:style-name="gr272" draw:text-style-name="P125" svg:x1="2.113cm" svg:y1="0.062cm" svg:x2="0.612cm" svg:y2="1.561cm"><text:p/></draw:line><draw:line draw:style-name="gr273" draw:text-style-name="P125" svg:x1="0.117cm" svg:y1="0.813cm" svg:x2="2.616cm" svg:y2="0.813cm"><text:p/></draw:line><draw:line draw:style-name="gr274" draw:text-style-name="P125" svg:x1="1.367cm" svg:y1="0.062cm" svg:x2="1.367cm" svg:y2="1.561cm"><text:p/></draw:line><draw:polygon draw:style-name="gr258" draw:text-style-name="P126" svg:width="1.999cm" svg:height="0.999cm" svg:x="0.365cm" svg:y="0.312cm" svg:viewBox="0 0 2000 1000" draw:points="0,499 1000,0 2000,499 1000,1000"><text:p/></draw:polygon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><draw:g text:anchor-type="char" draw:z-index="17" draw:name="Shape31" draw:style-name="gr28"><draw:line draw:style-name="gr29" draw:text-style-name="P125" svg:x1="2.166cm" svg:y1="0.459cm" svg:x2="1.009cm" svg:y2="3.003cm"><text:p/></draw:line><draw:line draw:style-name="gr30" draw:text-style-name="P125" svg:x1="2.953cm" svg:y1="1.429cm" svg:x2="0.222cm" svg:y2="2.032cm"><text:p/></draw:line><draw:line draw:style-name="gr31" draw:text-style-name="P125" svg:x1="0.958cm" svg:y1="0.956cm" svg:x2="2.216cm" svg:y2="2.51cm"><text:p/></draw:line><draw:line draw:style-name="gr32" draw:text-style-name="P125" svg:x1="2.556cm" svg:y1="0.944cm" svg:x2="0.614cm" svg:y2="2.517cm"><text:p/></draw:line><draw:rect draw:style-name="gr33" draw:text-style-name="P126" svg:width="1.001cm" svg:height="2.001cm" draw:transform="skewX (-0.00174532925199433) rotate (-0.891688714843903) translate (2.047875cm 0.712611111111111cm)"><text:p/></draw:rect></draw:g><text:span text:style-name="_5f_Caractères">Rectangle</text:span></text:h>
        <text:h text:style-name="_5f_Paragraphe" text:outline-level="1"><draw:g text:anchor-type="char" draw:z-index="18" draw:name="Forme7" draw:style-name="gr28"><draw:line draw:name="Shape8" draw:style-name="gr26" draw:text-style-name="P115" svg:x1="2.166cm" svg:y1="1.927cm" svg:x2="0.9cm" svg:y2="0.338cm"><text:p/></draw:line><draw:line draw:name="Shape15" draw:style-name="gr26" draw:text-style-name="P115" svg:x1="0.614cm" svg:y1="2.005cm" svg:x2="2.556cm" svg:y2="0.432cm"><text:p/></draw:line></draw:g></text:h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>Triangle isocèle</text:span></text:h>
        <text:h text:style-name="_5f_Paragraphe" text:outline-level="1"><draw:g text:anchor-type="paragraph" draw:z-index="6" draw:name="Shape32" draw:style-name="gr27"><draw:polygon draw:style-name="gr258" draw:text-style-name="P126" svg:width="1.599cm" svg:height="1.599cm" svg:x="1.018cm" svg:y="0.353cm" svg:viewBox="0 0 1600 1600" draw:points="0,1600 1600,1600 799,0"><text:p/></draw:polygon><draw:line draw:style-name="gr266" draw:text-style-name="P125" svg:x1="1.817cm" svg:y1="0.152cm" svg:x2="1.817cm" svg:y2="2.152cm"><text:p/></draw:line><draw:line draw:style-name="gr267" draw:text-style-name="P125" svg:x1="0.817cm" svg:y1="1.152cm" svg:x2="2.817cm" svg:y2="1.152cm"><text:p/></draw:line><draw:line draw:style-name="gr268" draw:text-style-name="P125" svg:x1="0.817cm" svg:y1="2.152cm" svg:x2="2.618cm" svg:y2="0.353cm"><text:p/></draw:line><draw:line draw:style-name="gr269" draw:text-style-name="P125" svg:x1="0.817cm" svg:y1="2.152cm" svg:x2="2.817cm" svg:y2="0.152cm"><text:p/></draw:line><draw:line draw:style-name="gr270" draw:text-style-name="P125" svg:x1="0.817cm" svg:y1="0.152cm" svg:x2="2.817cm" svg:y2="2.152cm"><text:p/></draw:line></draw:g><draw:line text:anchor-type="paragraph" draw:z-index="21" draw:name="Shape8" draw:style-name="gr25" draw:text-style-name="P115" svg:x1="1.827cm" svg:y1="0.08cm" svg:x2="1.815cm" svg:y2="2.435cm"><text:p/></draw:line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19" draw:name="DrawObject2" draw:style-name="gr27"><draw:line draw:name="Shape10" draw:style-name="gr26" draw:text-style-name="P115" svg:x1="1.764cm" svg:y1="0.777cm" svg:x2="1.764cm" svg:y2="2.894cm"><text:p/></draw:line><draw:line draw:name="Shape16" draw:style-name="gr26" draw:text-style-name="P115" svg:x1="1.099cm" svg:y1="1.837cm" svg:x2="3.193cm" svg:y2="3.061cm"><text:p/></draw:line><draw:line draw:name="Shape17" draw:style-name="gr26" draw:text-style-name="P115" svg:x1="2.7cm" svg:y1="1.676cm" svg:x2="0.43cm" svg:y2="2.983cm"><text:p/></draw:line></draw:g><text:span text:style-name="_5f_Caractères">Triangle équila­téral</text:span></text:h>
        <text:h text:style-name="_5f_Paragraphe" text:outline-level="1"><draw:g text:anchor-type="paragraph" draw:z-index="7" draw:name="Shape33" draw:style-name="gr27"><draw:line draw:style-name="gr262" draw:text-style-name="P125" svg:x1="1.764cm" svg:y1="-0.098cm" svg:x2="1.764cm" svg:y2="2.153cm"><text:p/></draw:line><draw:line draw:style-name="gr263" draw:text-style-name="P125" svg:x1="0.762cm" svg:y1="1.901cm" svg:x2="2.762cm" svg:y2="1.901cm"><text:p/></draw:line><draw:line draw:style-name="gr263" draw:text-style-name="P125" svg:x1="1.764cm" svg:y1="0.17cm" svg:x2="2.764cm" svg:y2="1.902cm"><text:p/></draw:line><draw:line draw:style-name="gr263" draw:text-style-name="P125" svg:x1="0.762cm" svg:y1="1.902cm" svg:x2="1.762cm" svg:y2="0.17cm"><text:p/></draw:line><draw:line draw:style-name="gr264" draw:text-style-name="P125" svg:x1="0.514cm" svg:y1="2.029cm" svg:x2="2.514cm" svg:y2="0.875cm"><text:p/></draw:line><draw:line draw:style-name="gr265" draw:text-style-name="P125" svg:x1="3.009cm" svg:y1="2.029cm" svg:x2="1.009cm" svg:y2="0.875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>Triangle quel­conque</text:span></text:h>
        <text:h text:style-name="_5f_Paragraphe" text:outline-level="1"><draw:g text:anchor-type="paragraph" draw:z-index="8" draw:name="Shape34" draw:style-name="gr27"><draw:polygon draw:style-name="gr258" draw:text-style-name="P126" svg:width="2.382cm" svg:height="1.653cm" svg:x="0.658cm" svg:y="0.11cm" svg:viewBox="0 0 2383 1654" draw:points="0,1654 2383,926 293,0"><text:p/></draw:polygon><draw:line draw:style-name="gr259" draw:text-style-name="P125" svg:x1="0.51cm" svg:y1="1.894cm" svg:x2="2.322cm" svg:y2="0.239cm"><text:p/></draw:line><draw:line draw:style-name="gr260" draw:text-style-name="P125" svg:x1="0.783cm" svg:y1="-0.1cm" svg:x2="2cm" svg:y2="1.622cm"><text:p/></draw:line><draw:line draw:style-name="gr261" draw:text-style-name="P125" svg:x1="3.372cm" svg:y1="1.058cm" svg:x2="0.529cm" svg:y2="0.903cm"><text:p/></draw:line></draw:g></text:h>
        <text:h text:style-name="_5f_Paragraphe" text:outline-level="1"/>
        <text:h text:style-name="_5f_Paragraphe" text:outline-level="1"/>
      </text:section>
      <text:list xml:id="list105256791147217" text:continue-numbering="true" text:style-name="_5f_Numérotation_20_des_20_exercices">
        <text:list-item>
          <text:h text:style-name="P111" text:outline-level="1"><text:span text:style-name="_5f_Caractères">Trace tous les axes de symétrie de chaque quadrilatère en t'aidant du papier pointé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char" draw:z-index="9" draw:name="Shape35" draw:style-name="gr36"><draw:circle draw:style-name="gr99" draw:text-style-name="P138" svg:width="0.05cm" svg:height="0.05cm" svg:x="0.79cm" svg:y="0.229cm"><text:p/></draw:circle><draw:circle draw:style-name="gr100" draw:text-style-name="P138" svg:width="0.05cm" svg:height="0.05cm" svg:x="1.273cm" svg:y="0.229cm"><text:p/></draw:circle><draw:ellipse draw:style-name="gr101" draw:text-style-name="P138" svg:width="0.052cm" svg:height="0.05cm" svg:x="1.757cm" svg:y="0.229cm"><text:p/></draw:ellipse><draw:circle draw:style-name="gr102" draw:text-style-name="P138" svg:width="0.05cm" svg:height="0.05cm" svg:x="2.242cm" svg:y="0.229cm"><text:p/></draw:circle><draw:ellipse draw:style-name="gr103" draw:text-style-name="P138" svg:width="0.052cm" svg:height="0.05cm" svg:x="2.725cm" svg:y="0.229cm"><text:p/></draw:ellipse><draw:ellipse draw:style-name="gr104" draw:text-style-name="P138" svg:width="0.052cm" svg:height="0.05cm" svg:x="3.21cm" svg:y="0.229cm"><text:p/></draw:ellipse><draw:circle draw:style-name="gr105" draw:text-style-name="P138" svg:width="0.05cm" svg:height="0.05cm" svg:x="3.695cm" svg:y="0.229cm"><text:p/></draw:circle><draw:ellipse draw:style-name="gr106" draw:text-style-name="P138" svg:width="0.054cm" svg:height="0.05cm" svg:x="4.18cm" svg:y="0.229cm"><text:p/></draw:ellipse><draw:ellipse draw:style-name="gr107" draw:text-style-name="P138" svg:width="0.054cm" svg:height="0.05cm" svg:x="4.665cm" svg:y="0.229cm"><text:p/></draw:ellipse><draw:ellipse draw:style-name="gr108" draw:text-style-name="P138" svg:width="0.054cm" svg:height="0.05cm" svg:x="5.149cm" svg:y="0.229cm"><text:p/></draw:ellipse><draw:ellipse draw:style-name="gr109" draw:text-style-name="P138" svg:width="0.052cm" svg:height="0.05cm" svg:x="5.635cm" svg:y="0.229cm"><text:p/></draw:ellipse><draw:circle draw:style-name="gr110" draw:text-style-name="P138" svg:width="0.05cm" svg:height="0.05cm" svg:x="6.117cm" svg:y="0.229cm"><text:p/></draw:circle><draw:ellipse draw:style-name="gr111" draw:text-style-name="P138" svg:width="0.047cm" svg:height="0.05cm" svg:x="6.604cm" svg:y="0.229cm"><text:p/></draw:ellipse><draw:circle draw:style-name="gr112" draw:text-style-name="P138" svg:width="0.05cm" svg:height="0.05cm" svg:x="7.085cm" svg:y="0.229cm"><text:p/></draw:circle><draw:ellipse draw:style-name="gr113" draw:text-style-name="P138" svg:width="0.047cm" svg:height="0.05cm" svg:x="7.572cm" svg:y="0.229cm"><text:p/></draw:ellipse><draw:circle draw:style-name="gr114" draw:text-style-name="P138" svg:width="0.05cm" svg:height="0.05cm" svg:x="8.054cm" svg:y="0.229cm"><text:p/></draw:circle><draw:circle draw:style-name="gr115" draw:text-style-name="P138" svg:width="0.05cm" svg:height="0.05cm" svg:x="8.537cm" svg:y="0.229cm"><text:p/></draw:circle><draw:circle draw:style-name="gr116" draw:text-style-name="P138" svg:width="0.05cm" svg:height="0.05cm" svg:x="9.022cm" svg:y="0.229cm"><text:p/></draw:circle><draw:circle draw:style-name="gr117" draw:text-style-name="P138" svg:width="0.05cm" svg:height="0.05cm" svg:x="0.79cm" svg:y="0.712cm"><text:p/></draw:circle><draw:circle draw:style-name="gr118" draw:text-style-name="P138" svg:width="0.05cm" svg:height="0.05cm" svg:x="1.273cm" svg:y="0.712cm"><text:p/></draw:circle><draw:ellipse draw:style-name="gr119" draw:text-style-name="P138" svg:width="0.052cm" svg:height="0.05cm" svg:x="1.757cm" svg:y="0.712cm"><text:p/></draw:ellipse><draw:circle draw:style-name="gr120" draw:text-style-name="P138" svg:width="0.05cm" svg:height="0.05cm" svg:x="2.242cm" svg:y="0.712cm"><text:p/></draw:circle><draw:ellipse draw:style-name="gr121" draw:text-style-name="P138" svg:width="0.052cm" svg:height="0.05cm" svg:x="2.725cm" svg:y="0.712cm"><text:p/></draw:ellipse><draw:ellipse draw:style-name="gr122" draw:text-style-name="P138" svg:width="0.052cm" svg:height="0.05cm" svg:x="3.21cm" svg:y="0.712cm"><text:p/></draw:ellipse><draw:circle draw:style-name="gr123" draw:text-style-name="P138" svg:width="0.05cm" svg:height="0.05cm" svg:x="3.695cm" svg:y="0.712cm"><text:p/></draw:circle><draw:ellipse draw:style-name="gr124" draw:text-style-name="P138" svg:width="0.054cm" svg:height="0.05cm" svg:x="4.18cm" svg:y="0.712cm"><text:p/></draw:ellipse><draw:ellipse draw:style-name="gr125" draw:text-style-name="P138" svg:width="0.054cm" svg:height="0.05cm" svg:x="4.665cm" svg:y="0.712cm"><text:p/></draw:ellipse><draw:ellipse draw:style-name="gr126" draw:text-style-name="P138" svg:width="0.054cm" svg:height="0.05cm" svg:x="5.149cm" svg:y="0.712cm"><text:p/></draw:ellipse><draw:ellipse draw:style-name="gr127" draw:text-style-name="P138" svg:width="0.052cm" svg:height="0.05cm" svg:x="5.635cm" svg:y="0.712cm"><text:p/></draw:ellipse><draw:circle draw:style-name="gr128" draw:text-style-name="P138" svg:width="0.05cm" svg:height="0.05cm" svg:x="6.117cm" svg:y="0.712cm"><text:p/></draw:circle><draw:ellipse draw:style-name="gr129" draw:text-style-name="P138" svg:width="0.047cm" svg:height="0.05cm" svg:x="6.604cm" svg:y="0.712cm"><text:p/></draw:ellipse><draw:circle draw:style-name="gr130" draw:text-style-name="P138" svg:width="0.05cm" svg:height="0.05cm" svg:x="7.085cm" svg:y="0.712cm"><text:p/></draw:circle><draw:ellipse draw:style-name="gr131" draw:text-style-name="P138" svg:width="0.047cm" svg:height="0.05cm" svg:x="7.572cm" svg:y="0.712cm"><text:p/></draw:ellipse><draw:circle draw:style-name="gr132" draw:text-style-name="P138" svg:width="0.05cm" svg:height="0.05cm" svg:x="8.054cm" svg:y="0.712cm"><text:p/></draw:circle><draw:circle draw:style-name="gr133" draw:text-style-name="P138" svg:width="0.05cm" svg:height="0.05cm" svg:x="8.537cm" svg:y="0.712cm"><text:p/></draw:circle><draw:circle draw:style-name="gr134" draw:text-style-name="P138" svg:width="0.05cm" svg:height="0.05cm" svg:x="9.022cm" svg:y="0.712cm"><text:p/></draw:circle><draw:circle draw:style-name="gr135" draw:text-style-name="P138" svg:width="0.05cm" svg:height="0.05cm" svg:x="0.79cm" svg:y="1.197cm"><text:p/></draw:circle><draw:circle draw:style-name="gr136" draw:text-style-name="P138" svg:width="0.05cm" svg:height="0.05cm" svg:x="1.273cm" svg:y="1.197cm"><text:p/></draw:circle><draw:ellipse draw:style-name="gr137" draw:text-style-name="P138" svg:width="0.052cm" svg:height="0.05cm" svg:x="1.757cm" svg:y="1.197cm"><text:p/></draw:ellipse><draw:circle draw:style-name="gr138" draw:text-style-name="P138" svg:width="0.05cm" svg:height="0.05cm" svg:x="2.242cm" svg:y="1.197cm"><text:p/></draw:circle><draw:ellipse draw:style-name="gr139" draw:text-style-name="P138" svg:width="0.052cm" svg:height="0.05cm" svg:x="2.725cm" svg:y="1.197cm"><text:p/></draw:ellipse><draw:ellipse draw:style-name="gr140" draw:text-style-name="P138" svg:width="0.052cm" svg:height="0.05cm" svg:x="3.21cm" svg:y="1.197cm"><text:p/></draw:ellipse><draw:circle draw:style-name="gr141" draw:text-style-name="P138" svg:width="0.05cm" svg:height="0.05cm" svg:x="3.695cm" svg:y="1.197cm"><text:p/></draw:circle><draw:ellipse draw:style-name="gr142" draw:text-style-name="P138" svg:width="0.054cm" svg:height="0.05cm" svg:x="4.18cm" svg:y="1.197cm"><text:p/></draw:ellipse><draw:ellipse draw:style-name="gr143" draw:text-style-name="P138" svg:width="0.054cm" svg:height="0.05cm" svg:x="4.665cm" svg:y="1.197cm"><text:p/></draw:ellipse><draw:ellipse draw:style-name="gr144" draw:text-style-name="P138" svg:width="0.054cm" svg:height="0.05cm" svg:x="5.149cm" svg:y="1.197cm"><text:p/></draw:ellipse><draw:ellipse draw:style-name="gr145" draw:text-style-name="P138" svg:width="0.052cm" svg:height="0.05cm" svg:x="5.635cm" svg:y="1.197cm"><text:p/></draw:ellipse><draw:circle draw:style-name="gr146" draw:text-style-name="P138" svg:width="0.05cm" svg:height="0.05cm" svg:x="6.117cm" svg:y="1.197cm"><text:p/></draw:circle><draw:ellipse draw:style-name="gr147" draw:text-style-name="P138" svg:width="0.047cm" svg:height="0.05cm" svg:x="6.604cm" svg:y="1.197cm"><text:p/></draw:ellipse><draw:circle draw:style-name="gr148" draw:text-style-name="P138" svg:width="0.05cm" svg:height="0.05cm" svg:x="7.085cm" svg:y="1.197cm"><text:p/></draw:circle><draw:ellipse draw:style-name="gr149" draw:text-style-name="P138" svg:width="0.047cm" svg:height="0.05cm" svg:x="7.572cm" svg:y="1.197cm"><text:p/></draw:ellipse><draw:circle draw:style-name="gr150" draw:text-style-name="P138" svg:width="0.05cm" svg:height="0.05cm" svg:x="8.054cm" svg:y="1.197cm"><text:p/></draw:circle><draw:circle draw:style-name="gr151" draw:text-style-name="P138" svg:width="0.05cm" svg:height="0.05cm" svg:x="8.537cm" svg:y="1.197cm"><text:p/></draw:circle><draw:circle draw:style-name="gr152" draw:text-style-name="P138" svg:width="0.05cm" svg:height="0.05cm" svg:x="9.022cm" svg:y="1.197cm"><text:p/></draw:circle><draw:ellipse draw:style-name="gr153" draw:text-style-name="P138" svg:width="0.05cm" svg:height="0.054cm" svg:x="0.79cm" svg:y="1.682cm"><text:p/></draw:ellipse><draw:ellipse draw:style-name="gr154" draw:text-style-name="P138" svg:width="0.05cm" svg:height="0.054cm" svg:x="1.273cm" svg:y="1.682cm"><text:p/></draw:ellipse><draw:ellipse draw:style-name="gr155" draw:text-style-name="P138" svg:width="0.052cm" svg:height="0.054cm" svg:x="1.757cm" svg:y="1.682cm"><text:p/></draw:ellipse><draw:ellipse draw:style-name="gr156" draw:text-style-name="P138" svg:width="0.05cm" svg:height="0.054cm" svg:x="2.242cm" svg:y="1.682cm"><text:p/></draw:ellipse><draw:ellipse draw:style-name="gr157" draw:text-style-name="P138" svg:width="0.052cm" svg:height="0.054cm" svg:x="2.725cm" svg:y="1.682cm"><text:p/></draw:ellipse><draw:ellipse draw:style-name="gr158" draw:text-style-name="P138" svg:width="0.052cm" svg:height="0.054cm" svg:x="3.21cm" svg:y="1.682cm"><text:p/></draw:ellipse><draw:ellipse draw:style-name="gr159" draw:text-style-name="P138" svg:width="0.05cm" svg:height="0.054cm" svg:x="3.695cm" svg:y="1.682cm"><text:p/></draw:ellipse><draw:circle draw:style-name="gr160" draw:text-style-name="P138" svg:width="0.054cm" svg:height="0.054cm" svg:x="4.18cm" svg:y="1.682cm"><text:p/></draw:circle><draw:circle draw:style-name="gr161" draw:text-style-name="P138" svg:width="0.054cm" svg:height="0.054cm" svg:x="4.665cm" svg:y="1.682cm"><text:p/></draw:circle><draw:circle draw:style-name="gr162" draw:text-style-name="P138" svg:width="0.054cm" svg:height="0.054cm" svg:x="5.149cm" svg:y="1.682cm"><text:p/></draw:circle><draw:ellipse draw:style-name="gr163" draw:text-style-name="P138" svg:width="0.052cm" svg:height="0.054cm" svg:x="5.635cm" svg:y="1.682cm"><text:p/></draw:ellipse><draw:ellipse draw:style-name="gr164" draw:text-style-name="P138" svg:width="0.05cm" svg:height="0.054cm" svg:x="6.117cm" svg:y="1.682cm"><text:p/></draw:ellipse><draw:ellipse draw:style-name="gr165" draw:text-style-name="P138" svg:width="0.047cm" svg:height="0.054cm" svg:x="6.604cm" svg:y="1.682cm"><text:p/></draw:ellipse><draw:ellipse draw:style-name="gr166" draw:text-style-name="P138" svg:width="0.05cm" svg:height="0.054cm" svg:x="7.085cm" svg:y="1.682cm"><text:p/></draw:ellipse><draw:ellipse draw:style-name="gr167" draw:text-style-name="P138" svg:width="0.047cm" svg:height="0.054cm" svg:x="7.572cm" svg:y="1.682cm"><text:p/></draw:ellipse><draw:ellipse draw:style-name="gr168" draw:text-style-name="P138" svg:width="0.05cm" svg:height="0.054cm" svg:x="8.054cm" svg:y="1.682cm"><text:p/></draw:ellipse><draw:ellipse draw:style-name="gr169" draw:text-style-name="P138" svg:width="0.05cm" svg:height="0.054cm" svg:x="8.537cm" svg:y="1.682cm"><text:p/></draw:ellipse><draw:ellipse draw:style-name="gr170" draw:text-style-name="P138" svg:width="0.05cm" svg:height="0.054cm" svg:x="9.022cm" svg:y="1.682cm"><text:p/></draw:ellipse><draw:circle draw:style-name="gr171" draw:text-style-name="P138" svg:width="0.05cm" svg:height="0.05cm" svg:x="0.79cm" svg:y="2.166cm"><text:p/></draw:circle><draw:circle draw:style-name="gr172" draw:text-style-name="P138" svg:width="0.05cm" svg:height="0.05cm" svg:x="1.273cm" svg:y="2.166cm"><text:p/></draw:circle><draw:ellipse draw:style-name="gr173" draw:text-style-name="P138" svg:width="0.052cm" svg:height="0.05cm" svg:x="1.757cm" svg:y="2.166cm"><text:p/></draw:ellipse><draw:circle draw:style-name="gr174" draw:text-style-name="P138" svg:width="0.05cm" svg:height="0.05cm" svg:x="2.242cm" svg:y="2.166cm"><text:p/></draw:circle><draw:ellipse draw:style-name="gr175" draw:text-style-name="P138" svg:width="0.052cm" svg:height="0.05cm" svg:x="2.725cm" svg:y="2.166cm"><text:p/></draw:ellipse><draw:ellipse draw:style-name="gr176" draw:text-style-name="P138" svg:width="0.052cm" svg:height="0.05cm" svg:x="3.21cm" svg:y="2.166cm"><text:p/></draw:ellipse><draw:circle draw:style-name="gr177" draw:text-style-name="P138" svg:width="0.05cm" svg:height="0.05cm" svg:x="3.695cm" svg:y="2.166cm"><text:p/></draw:circle><draw:ellipse draw:style-name="gr178" draw:text-style-name="P138" svg:width="0.054cm" svg:height="0.05cm" svg:x="4.18cm" svg:y="2.166cm"><text:p/></draw:ellipse><draw:ellipse draw:style-name="gr179" draw:text-style-name="P138" svg:width="0.054cm" svg:height="0.05cm" svg:x="4.665cm" svg:y="2.166cm"><text:p/></draw:ellipse><draw:ellipse draw:style-name="gr180" draw:text-style-name="P138" svg:width="0.054cm" svg:height="0.05cm" svg:x="5.149cm" svg:y="2.166cm"><text:p/></draw:ellipse><draw:ellipse draw:style-name="gr181" draw:text-style-name="P138" svg:width="0.052cm" svg:height="0.05cm" svg:x="5.635cm" svg:y="2.166cm"><text:p/></draw:ellipse><draw:circle draw:style-name="gr182" draw:text-style-name="P138" svg:width="0.05cm" svg:height="0.05cm" svg:x="6.117cm" svg:y="2.166cm"><text:p/></draw:circle><draw:ellipse draw:style-name="gr183" draw:text-style-name="P138" svg:width="0.047cm" svg:height="0.05cm" svg:x="6.604cm" svg:y="2.166cm"><text:p/></draw:ellipse><draw:circle draw:style-name="gr184" draw:text-style-name="P138" svg:width="0.05cm" svg:height="0.05cm" svg:x="7.085cm" svg:y="2.166cm"><text:p/></draw:circle><draw:ellipse draw:style-name="gr185" draw:text-style-name="P138" svg:width="0.047cm" svg:height="0.05cm" svg:x="7.572cm" svg:y="2.166cm"><text:p/></draw:ellipse><draw:circle draw:style-name="gr186" draw:text-style-name="P138" svg:width="0.05cm" svg:height="0.05cm" svg:x="8.054cm" svg:y="2.166cm"><text:p/></draw:circle><draw:circle draw:style-name="gr187" draw:text-style-name="P138" svg:width="0.05cm" svg:height="0.05cm" svg:x="8.537cm" svg:y="2.166cm"><text:p/></draw:circle><draw:circle draw:style-name="gr188" draw:text-style-name="P138" svg:width="0.05cm" svg:height="0.05cm" svg:x="9.022cm" svg:y="2.166cm"><text:p/></draw:circle><draw:ellipse draw:style-name="gr189" draw:text-style-name="P138" svg:width="0.05cm" svg:height="0.054cm" svg:x="0.79cm" svg:y="2.651cm"><text:p/></draw:ellipse><draw:ellipse draw:style-name="gr190" draw:text-style-name="P138" svg:width="0.05cm" svg:height="0.054cm" svg:x="1.273cm" svg:y="2.651cm"><text:p/></draw:ellipse><draw:ellipse draw:style-name="gr191" draw:text-style-name="P138" svg:width="0.052cm" svg:height="0.054cm" svg:x="1.757cm" svg:y="2.651cm"><text:p/></draw:ellipse><draw:ellipse draw:style-name="gr192" draw:text-style-name="P138" svg:width="0.05cm" svg:height="0.054cm" svg:x="2.242cm" svg:y="2.651cm"><text:p/></draw:ellipse><draw:ellipse draw:style-name="gr193" draw:text-style-name="P138" svg:width="0.052cm" svg:height="0.054cm" svg:x="2.725cm" svg:y="2.651cm"><text:p/></draw:ellipse><draw:ellipse draw:style-name="gr194" draw:text-style-name="P138" svg:width="0.052cm" svg:height="0.054cm" svg:x="3.21cm" svg:y="2.651cm"><text:p/></draw:ellipse><draw:ellipse draw:style-name="gr195" draw:text-style-name="P138" svg:width="0.05cm" svg:height="0.054cm" svg:x="3.695cm" svg:y="2.651cm"><text:p/></draw:ellipse><draw:circle draw:style-name="gr196" draw:text-style-name="P138" svg:width="0.054cm" svg:height="0.054cm" svg:x="4.18cm" svg:y="2.651cm"><text:p/></draw:circle><draw:circle draw:style-name="gr197" draw:text-style-name="P138" svg:width="0.054cm" svg:height="0.054cm" svg:x="4.665cm" svg:y="2.651cm"><text:p/></draw:circle><draw:circle draw:style-name="gr198" draw:text-style-name="P138" svg:width="0.054cm" svg:height="0.054cm" svg:x="5.149cm" svg:y="2.651cm"><text:p/></draw:circle><draw:ellipse draw:style-name="gr199" draw:text-style-name="P138" svg:width="0.052cm" svg:height="0.054cm" svg:x="5.635cm" svg:y="2.651cm"><text:p/></draw:ellipse><draw:ellipse draw:style-name="gr200" draw:text-style-name="P138" svg:width="0.05cm" svg:height="0.054cm" svg:x="6.117cm" svg:y="2.651cm"><text:p/></draw:ellipse><draw:ellipse draw:style-name="gr201" draw:text-style-name="P138" svg:width="0.047cm" svg:height="0.054cm" svg:x="6.604cm" svg:y="2.651cm"><text:p/></draw:ellipse><draw:ellipse draw:style-name="gr202" draw:text-style-name="P138" svg:width="0.05cm" svg:height="0.054cm" svg:x="7.085cm" svg:y="2.651cm"><text:p/></draw:ellipse><draw:ellipse draw:style-name="gr203" draw:text-style-name="P138" svg:width="0.047cm" svg:height="0.054cm" svg:x="7.572cm" svg:y="2.651cm"><text:p/></draw:ellipse><draw:ellipse draw:style-name="gr204" draw:text-style-name="P138" svg:width="0.05cm" svg:height="0.054cm" svg:x="8.054cm" svg:y="2.651cm"><text:p/></draw:ellipse><draw:ellipse draw:style-name="gr205" draw:text-style-name="P138" svg:width="0.05cm" svg:height="0.054cm" svg:x="8.537cm" svg:y="2.651cm"><text:p/></draw:ellipse><draw:ellipse draw:style-name="gr206" draw:text-style-name="P138" svg:width="0.05cm" svg:height="0.054cm" svg:x="9.022cm" svg:y="2.651cm"><text:p/></draw:ellipse><draw:ellipse draw:style-name="gr207" draw:text-style-name="P138" svg:width="0.05cm" svg:height="0.054cm" svg:x="0.79cm" svg:y="3.136cm"><text:p/></draw:ellipse><draw:ellipse draw:style-name="gr208" draw:text-style-name="P138" svg:width="0.05cm" svg:height="0.054cm" svg:x="1.273cm" svg:y="3.136cm"><text:p/></draw:ellipse><draw:ellipse draw:style-name="gr209" draw:text-style-name="P138" svg:width="0.052cm" svg:height="0.054cm" svg:x="1.757cm" svg:y="3.136cm"><text:p/></draw:ellipse><draw:ellipse draw:style-name="gr210" draw:text-style-name="P138" svg:width="0.05cm" svg:height="0.054cm" svg:x="2.242cm" svg:y="3.136cm"><text:p/></draw:ellipse><draw:ellipse draw:style-name="gr211" draw:text-style-name="P138" svg:width="0.052cm" svg:height="0.054cm" svg:x="2.725cm" svg:y="3.136cm"><text:p/></draw:ellipse><draw:ellipse draw:style-name="gr212" draw:text-style-name="P138" svg:width="0.052cm" svg:height="0.054cm" svg:x="3.21cm" svg:y="3.136cm"><text:p/></draw:ellipse><draw:ellipse draw:style-name="gr213" draw:text-style-name="P138" svg:width="0.05cm" svg:height="0.054cm" svg:x="3.695cm" svg:y="3.136cm"><text:p/></draw:ellipse><draw:circle draw:style-name="gr214" draw:text-style-name="P138" svg:width="0.054cm" svg:height="0.054cm" svg:x="4.18cm" svg:y="3.136cm"><text:p/></draw:circle><draw:circle draw:style-name="gr215" draw:text-style-name="P138" svg:width="0.054cm" svg:height="0.054cm" svg:x="4.665cm" svg:y="3.136cm"><text:p/></draw:circle><draw:circle draw:style-name="gr216" draw:text-style-name="P138" svg:width="0.054cm" svg:height="0.054cm" svg:x="5.149cm" svg:y="3.136cm"><text:p/></draw:circle><draw:ellipse draw:style-name="gr217" draw:text-style-name="P138" svg:width="0.052cm" svg:height="0.054cm" svg:x="5.635cm" svg:y="3.136cm"><text:p/></draw:ellipse><draw:ellipse draw:style-name="gr218" draw:text-style-name="P138" svg:width="0.05cm" svg:height="0.054cm" svg:x="6.117cm" svg:y="3.136cm"><text:p/></draw:ellipse><draw:ellipse draw:style-name="gr219" draw:text-style-name="P138" svg:width="0.047cm" svg:height="0.054cm" svg:x="6.604cm" svg:y="3.136cm"><text:p/></draw:ellipse><draw:ellipse draw:style-name="gr220" draw:text-style-name="P138" svg:width="0.05cm" svg:height="0.054cm" svg:x="7.085cm" svg:y="3.136cm"><text:p/></draw:ellipse><draw:ellipse draw:style-name="gr221" draw:text-style-name="P138" svg:width="0.047cm" svg:height="0.054cm" svg:x="7.572cm" svg:y="3.136cm"><text:p/></draw:ellipse><draw:ellipse draw:style-name="gr222" draw:text-style-name="P138" svg:width="0.05cm" svg:height="0.054cm" svg:x="8.054cm" svg:y="3.136cm"><text:p/></draw:ellipse><draw:ellipse draw:style-name="gr223" draw:text-style-name="P138" svg:width="0.05cm" svg:height="0.054cm" svg:x="8.537cm" svg:y="3.136cm"><text:p/></draw:ellipse><draw:ellipse draw:style-name="gr224" draw:text-style-name="P138" svg:width="0.05cm" svg:height="0.054cm" svg:x="9.022cm" svg:y="3.136cm"><text:p/></draw:ellipse><draw:ellipse draw:style-name="gr225" draw:text-style-name="P138" svg:width="0.05cm" svg:height="0.054cm" svg:x="0.79cm" svg:y="3.621cm"><text:p/></draw:ellipse><draw:ellipse draw:style-name="gr226" draw:text-style-name="P138" svg:width="0.05cm" svg:height="0.054cm" svg:x="1.273cm" svg:y="3.621cm"><text:p/></draw:ellipse><draw:ellipse draw:style-name="gr227" draw:text-style-name="P138" svg:width="0.052cm" svg:height="0.054cm" svg:x="1.757cm" svg:y="3.621cm"><text:p/></draw:ellipse><draw:ellipse draw:style-name="gr228" draw:text-style-name="P138" svg:width="0.05cm" svg:height="0.054cm" svg:x="2.242cm" svg:y="3.621cm"><text:p/></draw:ellipse><draw:ellipse draw:style-name="gr229" draw:text-style-name="P138" svg:width="0.052cm" svg:height="0.054cm" svg:x="2.725cm" svg:y="3.621cm"><text:p/></draw:ellipse><draw:ellipse draw:style-name="gr230" draw:text-style-name="P138" svg:width="0.052cm" svg:height="0.054cm" svg:x="3.21cm" svg:y="3.621cm"><text:p/></draw:ellipse><draw:ellipse draw:style-name="gr231" draw:text-style-name="P138" svg:width="0.05cm" svg:height="0.054cm" svg:x="3.695cm" svg:y="3.621cm"><text:p/></draw:ellipse><draw:circle draw:style-name="gr232" draw:text-style-name="P138" svg:width="0.054cm" svg:height="0.054cm" svg:x="4.18cm" svg:y="3.621cm"><text:p/></draw:circle><draw:circle draw:style-name="gr233" draw:text-style-name="P138" svg:width="0.054cm" svg:height="0.054cm" svg:x="4.665cm" svg:y="3.621cm"><text:p/></draw:circle><draw:circle draw:style-name="gr234" draw:text-style-name="P138" svg:width="0.054cm" svg:height="0.054cm" svg:x="5.149cm" svg:y="3.621cm"><text:p/></draw:circle><draw:ellipse draw:style-name="gr235" draw:text-style-name="P138" svg:width="0.052cm" svg:height="0.054cm" svg:x="5.635cm" svg:y="3.621cm"><text:p/></draw:ellipse><draw:ellipse draw:style-name="gr236" draw:text-style-name="P138" svg:width="0.05cm" svg:height="0.054cm" svg:x="6.117cm" svg:y="3.621cm"><text:p/></draw:ellipse><draw:ellipse draw:style-name="gr237" draw:text-style-name="P138" svg:width="0.047cm" svg:height="0.054cm" svg:x="6.604cm" svg:y="3.621cm"><text:p/></draw:ellipse><draw:ellipse draw:style-name="gr238" draw:text-style-name="P138" svg:width="0.05cm" svg:height="0.054cm" svg:x="7.085cm" svg:y="3.621cm"><text:p/></draw:ellipse><draw:ellipse draw:style-name="gr239" draw:text-style-name="P138" svg:width="0.047cm" svg:height="0.054cm" svg:x="7.572cm" svg:y="3.621cm"><text:p/></draw:ellipse><draw:ellipse draw:style-name="gr240" draw:text-style-name="P138" svg:width="0.05cm" svg:height="0.054cm" svg:x="8.054cm" svg:y="3.621cm"><text:p/></draw:ellipse><draw:ellipse draw:style-name="gr241" draw:text-style-name="P138" svg:width="0.05cm" svg:height="0.054cm" svg:x="8.537cm" svg:y="3.621cm"><text:p/></draw:ellipse><draw:ellipse draw:style-name="gr242" draw:text-style-name="P138" svg:width="0.05cm" svg:height="0.054cm" svg:x="9.022cm" svg:y="3.621cm"><text:p/></draw:ellipse><draw:g draw:style-name="gr34"><draw:frame draw:style-name="gr243" draw:text-style-name="P140" svg:width="0.264cm" svg:height="0.495cm" svg:x="5.034cm" svg:y="3.192cm"><draw:text-box><text:p text:style-name="P139"><text:span text:style-name="T188">N</text:span></text:p></draw:text-box></draw:frame><draw:frame draw:style-name="gr244" draw:text-style-name="P140" svg:width="0.387cm" svg:height="0.496cm" svg:x="6.242cm" svg:y="1.933cm"><draw:text-box><text:p text:style-name="P139"><text:span text:style-name="T188">M</text:span></text:p></draw:text-box></draw:frame><draw:frame draw:style-name="gr245" draw:text-style-name="P140" svg:width="0.267cm" svg:height="0.495cm" svg:x="5.055cm" svg:y="0.779cm"><draw:text-box><text:p text:style-name="P139"><text:span text:style-name="T188">L</text:span></text:p></draw:text-box></draw:frame><draw:frame draw:style-name="gr246" draw:text-style-name="P140" svg:width="0.221cm" svg:height="0.507cm" svg:x="3.896cm" svg:y="1.966cm"><draw:text-box><text:p text:style-name="P139"><text:span text:style-name="T188">K</text:span></text:p></draw:text-box></draw:frame><draw:polygon draw:style-name="gr247" draw:text-style-name="P141" svg:width="1.936cm" svg:height="1.934cm" svg:x="4.207cm" svg:y="1.223cm" svg:viewBox="0 0 1937 1935" draw:points="969,0 1937,959 969,1935 0,969"><text:p/></draw:polygon></draw:g><draw:g draw:style-name="gr34"><draw:frame draw:style-name="gr248" draw:text-style-name="P140" svg:width="0.265cm" svg:height="0.989cm" svg:x="8.107cm" svg:y="2.21cm"><draw:text-box><text:p text:style-name="P139"><text:span text:style-name="T188">S </text:span></text:p></draw:text-box></draw:frame><draw:frame draw:style-name="gr249" draw:text-style-name="P140" svg:width="0.264cm" svg:height="0.496cm" svg:x="6.828cm" svg:y="2.647cm"><draw:text-box><text:p text:style-name="P139"><text:span text:style-name="T188">R</text:span></text:p></draw:text-box></draw:frame><draw:frame draw:style-name="gr250" draw:text-style-name="P140" svg:width="0.264cm" svg:height="0.496cm" svg:x="7.292cm" svg:y="1.317cm"><draw:text-box><text:p text:style-name="P139"><text:span text:style-name="T188">O</text:span></text:p></draw:text-box></draw:frame><draw:frame draw:style-name="gr251" draw:text-style-name="P140" svg:width="0.265cm" svg:height="0.496cm" svg:x="8.606cm" svg:y="0.795cm"><draw:text-box><text:p text:style-name="P139"><text:span text:style-name="T188">P</text:span></text:p></draw:text-box></draw:frame><draw:polygon draw:style-name="gr252" draw:text-style-name="P141" svg:width="1.451cm" svg:height="1.451cm" svg:x="7.12cm" svg:y="1.222cm" svg:viewBox="0 0 1452 1452" draw:points="1452,0 483,483 0,1452 969,946"><text:p/></draw:polygon></draw:g><draw:frame draw:style-name="gr253" draw:text-style-name="P140" svg:width="0.265cm" svg:height="0.496cm" svg:x="2.051cm" svg:y="0.282cm"><draw:text-box><text:p text:style-name="P139"><text:span text:style-name="T188">A</text:span></text:p></draw:text-box></draw:frame><draw:frame draw:style-name="gr254" draw:text-style-name="P140" svg:width="0.265cm" svg:height="0.496cm" svg:x="1.758cm" svg:y="3.185cm"><draw:text-box><text:p text:style-name="P139"><text:span text:style-name="T188">C</text:span></text:p></draw:text-box></draw:frame><draw:frame draw:style-name="gr255" draw:text-style-name="P140" svg:width="0.265cm" svg:height="0.495cm" svg:x="3.341cm" svg:y="1.386cm"><draw:text-box><text:p text:style-name="P139"><text:span text:style-name="T188">B</text:span></text:p></draw:text-box></draw:frame><draw:frame draw:style-name="gr256" draw:text-style-name="P140" svg:width="0.264cm" svg:height="0.495cm" svg:x="0.543cm" svg:y="1.831cm"><draw:text-box><text:p text:style-name="P139"><text:span text:style-name="T188">D</text:span></text:p></draw:text-box></draw:frame><draw:polygon draw:style-name="gr257" draw:text-style-name="P141" svg:width="2.4cm" svg:height="2.459cm" svg:x="0.812cm" svg:y="0.718cm" svg:viewBox="0 0 2401 2460" draw:points="2394,963 2401,972 947,2460 0,1454 1454,0"><text:p/></draw:polygon></draw:g><text:span text:style-name="_5f_Caractères"/></text:h>
      <text:h text:style-name="_5f_Paragraphe" text:outline-level="1"><draw:line text:anchor-type="paragraph" draw:z-index="38" draw:name="Shape38" draw:style-name="gr20" draw:text-style-name="P115" svg:x1="0.91cm" svg:y1="0.302cm" svg:x2="2.875cm" svg:y2="2.293cm"><text:p/></draw:line><draw:line text:anchor-type="paragraph" draw:z-index="39" draw:name="Shape39" draw:style-name="gr20" draw:text-style-name="P115" svg:x1="3.261cm" svg:y1="0.206cm" svg:x2="0.811cm" svg:y2="2.667cm"><text:p/></draw:line><draw:line text:anchor-type="paragraph" draw:z-index="40" draw:name="Shape40" draw:style-name="gr20" draw:text-style-name="P115" svg:x1="5.149cm" svg:y1="0.302cm" svg:x2="5.202cm" svg:y2="3.276cm"><text:p/></draw:line></text:h>
      <text:h text:style-name="_5f_Paragraphe" text:outline-level="1"><draw:g text:anchor-type="paragraph" draw:z-index="42" draw:name="Forme8" draw:style-name="gr18"><draw:line draw:name="Shape43" draw:style-name="gr19" draw:text-style-name="P115" svg:x1="6.09cm" svg:y1="0.277cm" svg:x2="4.18cm" svg:y2="2.191cm"><text:p/></draw:line><draw:line draw:name="Shape42" draw:style-name="gr19" draw:text-style-name="P115" svg:x1="4.233cm" svg:y1="0.224cm" svg:x2="6.219cm" svg:y2="2.191cm"><text:p/></draw:line></draw:g><draw:g text:anchor-type="paragraph" draw:z-index="43" draw:name="Forme9" draw:style-name="gr18"><draw:line draw:name="Shape42" draw:style-name="gr19" draw:text-style-name="P115" svg:x1="7.135cm" svg:y1="0.224cm" svg:x2="8.693cm" svg:y2="1.773cm"><text:p/></draw:line><draw:line draw:name="Shape43" draw:style-name="gr19" draw:text-style-name="P115" svg:x1="9.023cm" svg:y1="-0.261cm" svg:x2="6.555cm" svg:y2="2.166cm"><text:p/></draw:line></draw:g></text:h>
      <text:h text:style-name="_5f_Paragraphe" text:outline-level="1"><draw:line text:anchor-type="paragraph" draw:z-index="44" draw:name="Shape44" draw:style-name="gr17" draw:text-style-name="P115" svg:x1="7.669cm" svg:y1="0.473cm" svg:x2="7.755cm" svg:y2="0.411cm"><text:p/></draw:line></text:h>
      <text:h text:style-name="_5f_Paragraphe" text:outline-level="1"><draw:line text:anchor-type="paragraph" draw:z-index="41" draw:name="Shape41" draw:style-name="gr20" draw:text-style-name="P115" svg:x1="3.695cm" svg:y1="0.169cm" svg:x2="6.65cm" svg:y2="0.12cm"><text:p/></draw:line></text:h>
      <text:h text:style-name="_5f_Paragraphe" text:outline-level="1"/>
      <text:h text:style-name="_5f_Paragraphe" text:outline-level="1"/>
      <text:h text:style-name="_5f_Paragraphe" text:outline-level="1"/>
      <text:list xml:id="list105256518378847" text:continue-numbering="true" text:style-name="_5f_Numérotation_20_des_20_exercices">
        <text:list-item>
          <text:h text:style-name="P111" text:outline-level="1"><text:span text:style-name="_5f_Caractères"><text:s/>Trace l'axe de symétrie de chaque triangle isocèle en t'aidant de tes instruments de géomé­trie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char" draw:z-index="10" draw:name="Shape36" draw:style-name="gr36"><draw:g draw:style-name="gr34"><draw:line draw:style-name="gr89" draw:text-style-name="P134" svg:x1="3.828cm" svg:y1="4.186cm" svg:x2="3.247cm" svg:y2="0.47cm"><text:p/></draw:line><draw:line draw:style-name="gr90" draw:text-style-name="P134" svg:x1="0.946cm" svg:y1="1.774cm" svg:x2="3.828cm" svg:y2="4.191cm"><text:p/></draw:line><draw:line draw:style-name="gr91" draw:text-style-name="P134" svg:x1="3.248cm" svg:y1="0.478cm" svg:x2="0.949cm" svg:y2="1.776cm"><text:p/></draw:line></draw:g><draw:frame draw:style-name="gr92" draw:text-style-name="P136" svg:width="0.313cm" svg:height="0.495cm" svg:x="0.64cm" svg:y="1.612cm"><draw:text-box><text:p text:style-name="P135"><text:span text:style-name="T187">U</text:span></text:p></draw:text-box></draw:frame><draw:frame draw:style-name="gr93" draw:text-style-name="P136" svg:width="0.264cm" svg:height="0.495cm" svg:x="3.861cm" svg:y="4.245cm"><draw:text-box><text:p text:style-name="P135"><text:span text:style-name="T187">T</text:span></text:p></draw:text-box></draw:frame><draw:frame draw:style-name="gr94" draw:text-style-name="P136" svg:width="0.219cm" svg:height="0.495cm" svg:x="3.194cm" svg:y="0.093cm"><draw:text-box><text:p text:style-name="P135"><text:span text:style-name="T187">S</text:span></text:p></draw:text-box></draw:frame><draw:frame draw:style-name="gr95" draw:text-style-name="P136" svg:width="0.294cm" svg:height="0.495cm" svg:x="7.997cm" svg:y="1.27cm"><draw:text-box><text:p text:style-name="P135"><text:span text:style-name="T187">V</text:span></text:p></draw:text-box></draw:frame><draw:frame draw:style-name="gr96" draw:text-style-name="P136" svg:width="0.294cm" svg:height="0.495cm" svg:x="4.427cm" svg:y="3.471cm"><draw:text-box><text:p text:style-name="P135"><text:span text:style-name="T187">X</text:span></text:p></draw:text-box></draw:frame><draw:frame draw:style-name="gr97" draw:text-style-name="P136" svg:width="0.424cm" svg:height="0.495cm" svg:x="5.041cm" svg:y="0.608cm"><draw:text-box><text:p text:style-name="P135"><text:span text:style-name="T187">W</text:span></text:p></draw:text-box></draw:frame><draw:custom-shape draw:style-name="gr98" draw:text-style-name="P137" svg:width="2.641cm" svg:height="2.64cm" draw:transform="rotate (-1.77883957363262) translate (7.86341666666667cm 1.54516666666667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draw:g><text:span text:style-name="_5f_Caractères"/></text:h>
      <text:h text:style-name="_5f_Paragraphe" text:outline-level="1"><draw:line text:anchor-type="paragraph" draw:z-index="23" draw:name="Shape12" draw:style-name="gr20" draw:text-style-name="P115" svg:x1="5.134cm" svg:y1="0.313cm" svg:x2="6.7cm" svg:y2="2.384cm"><text:p/></draw:line></text:h>
      <text:h text:style-name="_5f_Paragraphe" text:outline-level="1"><draw:line text:anchor-type="paragraph" draw:z-index="22" draw:name="Shape11" draw:style-name="gr20" draw:text-style-name="P115" svg:x1="3.98cm" svg:y1="3.426cm" svg:x2="1.997cm" svg:y2="-0.079cm"><text:p/></draw:lin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5256301771109" text:continue-numbering="true" text:style-name="_5f_Numérotation_20_des_20_exercices">
        <text:list-item>
          <text:h text:style-name="P111" text:outline-level="1"><text:span text:style-name="_5f_Caractères"><text:s/>Trace un segment [AB] de 5 cm. Construis un axe de symétrie de ce segment qui ne contient pas A. Place un point C sur cet axe.</text:span></text:h>
        </text:list-item>
      </text:list>
      <text:h text:style-name="_5f_Paragraphe" text:outline-level="1"><draw:line text:anchor-type="paragraph" draw:z-index="27" draw:name="Shape20" draw:style-name="gr20" draw:text-style-name="P115" svg:x1="4.006cm" svg:y1="0.358cm" svg:x2="4.092cm" svg:y2="4.487cm"><text:p/></draw:line><text:span text:style-name="_5f_Caractères"/></text:h>
      <text:h text:style-name="_5f_Paragraphe" text:outline-level="1"><draw:custom-shape text:anchor-type="paragraph" draw:z-index="24" draw:name="Shape15" draw:style-name="gr24" svg:width="5.001cm" svg:height="2.578cm" svg:x="1.517cm" svg:y="0.35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Shape21" draw:style-name="gr21" draw:text-style-name="P124" svg:width="0.445cm" svg:height="0.53cm" svg:x="4.191cm" svg:y="0.083cm"><draw:text-box><text:p>C</text:p></draw:text-box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frame text:anchor-type="paragraph" draw:z-index="26" draw:name="Shape19" draw:style-name="gr22" draw:text-style-name="P124" svg:width="0.579cm" svg:height="0.489cm" svg:x="6.669cm" svg:y="0.312cm"><draw:text-box><text:p>B</text:p></draw:text-box></draw:frame></text:h>
      <text:h text:style-name="_5f_Paragraphe" text:outline-level="1"><draw:frame text:anchor-type="paragraph" draw:z-index="25" draw:name="Shape18" draw:style-name="gr23" draw:text-style-name="P124" svg:width="0.371cm" svg:height="0.604cm" svg:x="1.182cm" svg:y="0.021cm"><draw:text-box><text:p>A</text:p></draw:text-box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Quelle semble être la nature du triangle ABC ?</text:span></text:h>
      <text:h text:style-name="_5f_Paragraphe" text:outline-level="1"><text:span text:style-name="_5f_Caractères_5f_correction">Il </text:span><text:span text:style-name="_5f_Caractères_5f_correction"><text:span text:style-name="T183">semble</text:span></text:span><text:span text:style-name="_5f_Caractères_5f_correction"> isocèle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82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80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81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7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8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7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7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7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7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7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67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6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6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70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5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6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6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7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8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52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54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55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53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9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4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48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47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9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0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41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2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3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34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5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33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2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2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26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19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21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20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7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1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1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14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15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1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8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9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0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0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307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00" draw:name="Shape3_12" draw:style-name="Mgr5" draw:text-style-name="MP1" svg:x1="10.308cm" svg:y1="0.388cm" svg:x2="20.496cm" svg:y2="0.36cm"><text:p/></draw:line><draw:path text:anchor-type="paragraph" draw:z-index="301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03" draw:name="Shape3_27" draw:style-name="Mgr5" draw:text-style-name="MP1" svg:x1="10.308cm" svg:y1="0.388cm" svg:x2="20.496cm" svg:y2="0.36cm"><text:p/></draw:line><draw:path text:anchor-type="paragraph" draw:z-index="30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02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96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3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91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92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86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87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84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85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82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83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78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5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6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73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74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7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65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66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62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63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60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61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57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58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59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55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56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54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4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5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4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5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4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4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4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4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4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4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3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3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3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32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233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2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22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2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2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22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22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21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1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21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21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21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20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20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1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20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20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20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9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20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9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9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9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9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9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8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8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8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8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8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8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8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7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7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7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7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7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7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7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7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6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6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6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6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6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6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6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6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6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6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5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5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5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5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5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5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5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46" draw:name="Shape7_8" draw:style-name="Mgr9" draw:text-style-name="MP1" svg:x1="9.042cm" svg:y1="0.36cm" svg:x2="20.461cm" svg:y2="0.36cm"><text:p/></draw:line><draw:path text:anchor-type="paragraph" draw:z-index="14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4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50" draw:name="Shape7_9" draw:style-name="Mgr9" draw:text-style-name="MP1" svg:x1="9.042cm" svg:y1="0.36cm" svg:x2="20.461cm" svg:y2="0.36cm"><text:p/></draw:line><draw:path text:anchor-type="paragraph" draw:z-index="15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52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4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4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4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3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12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2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2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13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3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33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3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18430814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12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5254601243206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12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12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2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2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11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11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11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0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1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105" draw:name="Shape9" draw:style-name="Mgr1" draw:text-style-name="MP1" svg:x1="11.559cm" svg:y1="0.36cm" svg:x2="20.5cm" svg:y2="0.36cm"><text:p/></draw:line><draw:frame text:anchor-type="paragraph" draw:z-index="10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10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0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10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10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10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9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10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9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9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9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9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9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9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8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8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8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8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45"><draw:text-box fo:min-height="0.355cm"><text:p text:style-name="MP3"><draw:g text:anchor-type="paragraph" draw:z-index="8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8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8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8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7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7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7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7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7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7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7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7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7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7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6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6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6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6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56" draw:name="Shape3_0" draw:style-name="Mgr14" draw:text-style-name="MP1" svg:x1="10.893cm" svg:y1="0.403cm" svg:x2="20.503cm" svg:y2="0.327cm"><text:p/></draw:line><draw:path text:anchor-type="char" draw:z-index="5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5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5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6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5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5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85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8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8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9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0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91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92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93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94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95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96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22H33M51S</meta:editing-duration>
    <meta:editing-cycles>317</meta:editing-cycles>
    <meta:generator>LibreOffice/7.1.1.2$Windows_X86_64 LibreOffice_project/fe0b08f4af1bacafe4c7ecc87ce55bb426164676</meta:generator>
    <dc:date>2021-09-17T10:52:51.637000000</dc:date>
    <meta:document-statistic meta:table-count="0" meta:image-count="0" meta:object-count="0" meta:page-count="1" meta:paragraph-count="792" meta:word-count="2911" meta:character-count="19081" meta:non-whitespace-character-count="16570"/>
    <meta:template xlink:type="simple" xlink:actuate="onRequest" xlink:title="13-Géométrie plane partie_2_Serie_4_parallèles_et_perpendiculaires" xlink:href="../../Corrections%20brutes/SESAMATH/Fiche%2017%20-%20corrigé%20:%20Symétrie%20axiale/13-Géométrie%20plane%20partie_2_Serie_4_parallèles_et_perpendiculaires.ott" meta:date="2021-01-17T20:27:00.625215510"/>
  </office:meta>
</office:document-meta>
</file>